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Times New Roman CYR" svg:font-family="Times New Roman CYR" style:font-family-generic="roman" svg:panose-1="2 2 6 3 5 4 5 2 3 4"/>
    <style:font-face style:name="Arial CYR" svg:font-family="Arial CYR" style:font-family-generic="swiss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Названиеобъекта" style:master-page-name="MP0" style:family="paragraph">
      <style:paragraph-properties fo:break-before="page"/>
      <style:text-properties fo:font-weight="bold" style:font-weight-asian="bold" style:font-size-complex="15pt" fo:language="ru" fo:country="RU"/>
    </style:style>
    <style:style style:name="P2" style:parent-style-name="Названиеобъекта" style:family="paragraph">
      <style:text-properties fo:font-weight="bold" style:font-weight-asian="bold" style:font-size-complex="15pt" fo:language="ru" fo:country="RU"/>
    </style:style>
    <style:style style:name="P3" style:parent-style-name="Заголовок1" style:family="paragraph">
      <style:paragraph-properties fo:text-align="start">
        <style:tab-stops>
          <style:tab-stop style:type="left" style:position="0in"/>
        </style:tab-stops>
      </style:paragraph-properties>
      <style:text-properties fo:font-weight="bold" style:font-weight-asian="bold" fo:font-size="16pt" style:font-size-asian="16pt" fo:language="ru" fo:country="RU"/>
    </style:style>
    <style:style style:name="P4" style:parent-style-name="Названиеобъекта" style:family="paragraph">
      <style:text-properties fo:font-weight="bold" style:font-weight-asian="bold" fo:font-size="16pt" style:font-size-asian="16pt" fo:language="ru" fo:country="RU"/>
    </style:style>
    <style:style style:name="P5" style:parent-style-name="Названиеобъекта" style:family="paragraph">
      <style:text-properties fo:font-weight="bold" style:font-weight-asian="bold" fo:font-size="13pt" style:font-size-asian="13pt" fo:language="ru" fo:country="RU"/>
    </style:style>
    <style:style style:name="P6" style:parent-style-name="Standard" style:family="paragraph">
      <style:text-properties fo:font-weight="bold" style:font-weight-asian="bold" fo:font-size="13pt" style:font-size-asian="13pt" fo:language="ru" fo:country="RU"/>
    </style:style>
    <style:style style:name="P7" style:parent-style-name="Названиеобъекта" style:family="paragraph">
      <style:paragraph-properties fo:text-align="start"/>
    </style:style>
    <style:style style:name="T8" style:parent-style-name="Основнойшрифтабзаца" style:family="text">
      <style:text-properties fo:font-weight="bold" style:font-weight-asian="bold" fo:font-size="13pt" style:font-size-asian="13pt" fo:language="ru" fo:country="RU"/>
    </style:style>
    <style:style style:name="T9" style:parent-style-name="Основнойшрифтабзаца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 fo:language="ru" fo:country="RU"/>
    </style:style>
    <style:style style:name="T10" style:parent-style-name="Основнойшрифтабзаца" style:family="text">
      <style:text-properties fo:font-size="8pt" style:font-size-asian="8pt" style:font-size-complex="8pt" fo:language="ru" fo:country="RU"/>
    </style:style>
    <style:style style:name="T11" style:parent-style-name="Основнойшрифтабзаца" style:family="text">
      <style:text-properties fo:font-weight="bold" style:font-weight-asian="bold" fo:font-size="13pt" style:font-size-asian="13pt" fo:language="ru" fo:country="RU"/>
    </style:style>
    <style:style style:name="T12" style:parent-style-name="Основнойшрифтабзаца" style:family="text">
      <style:text-properties fo:font-weight="bold" style:font-weight-asian="bold" fo:font-size="8pt" style:font-size-asian="8pt" style:font-size-complex="8pt" fo:language="ru" fo:country="RU"/>
    </style:style>
    <style:style style:name="T13" style:parent-style-name="Основнойшрифтабзаца" style:family="text">
      <style:text-properties fo:font-size="8pt" style:font-size-asian="8pt" style:font-size-complex="8pt" fo:language="ru" fo:country="RU"/>
    </style:style>
    <style:style style:name="T14" style:parent-style-name="Основнойшрифтабзаца" style:family="text">
      <style:text-properties fo:font-weight="bold" style:font-weight-asian="bold" fo:font-size="8pt" style:font-size-asian="8pt" style:font-size-complex="8pt" fo:language="ru" fo:country="RU"/>
    </style:style>
    <style:style style:name="T15" style:parent-style-name="Основнойшрифтабзаца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 fo:language="ru" fo:country="RU"/>
    </style:style>
    <style:style style:name="T16" style:parent-style-name="Основнойшрифтабзаца" style:family="text">
      <style:text-properties fo:font-weight="bold" style:font-weight-asian="bold" fo:font-size="8pt" style:font-size-asian="8pt" style:font-size-complex="8pt" fo:language="ru" fo:country="RU"/>
    </style:style>
    <style:style style:name="P17" style:parent-style-name="Standard" style:family="paragraph">
      <style:text-properties fo:language="ru" fo:country="RU"/>
    </style:style>
    <style:style style:name="T18" style:parent-style-name="Основнойшрифтабзаца" style:family="text">
      <style:text-properties fo:font-weight="bold" style:font-weight-asian="bold" fo:font-size="8pt" style:font-size-asian="8pt" style:font-size-complex="8pt" fo:language="ru" fo:country="RU"/>
    </style:style>
    <style:style style:name="T19" style:parent-style-name="Основнойшрифтабзаца" style:family="text">
      <style:text-properties fo:font-size="8pt" style:font-size-asian="8pt" style:font-size-complex="8pt" fo:language="ru" fo:country="RU"/>
    </style:style>
    <style:style style:name="T20" style:parent-style-name="Основнойшрифтабзаца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ru" fo:country="RU"/>
    </style:style>
    <style:style style:name="T21" style:parent-style-name="Основнойшрифтабзаца" style:family="text">
      <style:text-properties fo:font-weight="bold" style:font-weight-asian="bold" fo:font-size="8pt" style:font-size-asian="8pt" style:font-size-complex="8pt" fo:language="ru" fo:country="RU"/>
    </style:style>
    <style:style style:name="P22" style:parent-style-name="Названиеобъекта" style:family="paragraph">
      <style:text-properties fo:font-weight="bold" style:font-weight-asian="bold" fo:font-size="8pt" style:font-size-asian="8pt" style:font-size-complex="8pt" fo:language="ru" fo:country="RU"/>
    </style:style>
    <style:style style:name="P23" style:parent-style-name="Standard" style:family="paragraph">
      <style:paragraph-properties fo:text-align="center">
        <style:tab-stops>
          <style:tab-stop style:type="left" style:position="5.25in"/>
        </style:tab-stops>
      </style:paragraph-properties>
      <style:text-properties fo:font-size="8pt" style:font-size-asian="8pt" style:font-size-complex="8pt" fo:language="ru" fo:country="RU"/>
    </style:style>
    <style:style style:name="P24" style:parent-style-name="Standard" style:family="paragraph">
      <style:paragraph-properties fo:text-align="justify">
        <style:tab-stops>
          <style:tab-stop style:type="left" style:position="5.25in"/>
        </style:tab-stops>
      </style:paragraph-properties>
    </style:style>
    <style:style style:name="T2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6" style:parent-style-name="Основнойшрифтабзаца" style:family="text">
      <style:text-properties fo:font-weight="bold" style:font-weight-asian="bold" style:font-weight-complex="bold" fo:letter-spacing="-0.0013i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justify">
        <style:tab-stops>
          <style:tab-stop style:type="left" style:position="5.25in"/>
        </style:tab-stops>
      </style:paragraph-properties>
      <style:text-properties fo:font-size="14pt" style:font-size-asian="14pt" style:font-size-complex="14pt" fo:language="ru" fo:country="RU"/>
    </style:style>
    <style:style style:name="P28" style:parent-style-name="Standard" style:family="paragraph">
      <style:paragraph-properties fo:text-align="justify" fo:text-indent="0.5902in">
        <style:tab-stops>
          <style:tab-stop style:type="left" style:position="0in"/>
        </style:tab-stops>
      </style:paragraph-properties>
    </style:style>
    <style:style style:name="T2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32" style:parent-style-name="Основнойшрифтабзаца" style:family="text">
      <style:text-properties fo:letter-spacing="-0.0013in" fo:font-size="14pt" style:font-size-asian="14pt" style:font-size-complex="14pt" fo:language="ru" fo:country="RU"/>
    </style:style>
    <style:style style:name="T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4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size="14pt" style:font-size-asian="14pt" style:font-size-complex="14pt" fo:language="ru" fo:country="RU"/>
    </style:style>
    <style:style style:name="P35" style:parent-style-name="Standard" style:family="paragraph">
      <style:paragraph-properties fo:text-align="justify" fo:text-indent="0.5784in">
        <style:tab-stops>
          <style:tab-stop style:type="left" style:position="0.4395in"/>
          <style:tab-stop style:type="left" style:position="0.5in"/>
        </style:tab-stops>
      </style:paragraph-properties>
    </style:style>
    <style:style style:name="T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7" style:parent-style-name="Основнойшрифтабзаца" style:family="text">
      <style:text-properties fo:letter-spacing="-0.0013in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fo:letter-spacing="-0.0013in" fo:font-size="14pt" style:font-size-asian="14pt" style:font-size-complex="14pt" fo:language="ru" fo:country="RU"/>
    </style:style>
    <style:style style:name="T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 fo:margin-right="0.0118in">
        <style:tab-stops>
          <style:tab-stop style:type="left" style:position="0.5in"/>
        </style:tab-stops>
      </style:paragraph-properties>
      <style:text-properties fo:font-size="14pt" style:font-size-asian="14pt" style:font-size-complex="14pt" fo:language="ru" fo:country="RU"/>
    </style:style>
    <style:style style:name="P41" style:parent-style-name="Standard" style:family="paragraph">
      <style:paragraph-properties fo:text-align="justify" fo:text-indent="0.5902in">
        <style:tab-stops>
          <style:tab-stop style:type="left" style:position="0.5in"/>
        </style:tab-stops>
      </style:paragraph-properties>
      <style:text-properties fo:font-size="14pt" style:font-size-asian="14pt" style:font-size-complex="14pt" fo:language="ru" fo:country="RU"/>
    </style:style>
    <style:style style:name="P42" style:parent-style-name="Standard" style:family="paragraph">
      <style:paragraph-properties fo:text-align="justify" fo:text-indent="0.5902in">
        <style:tab-stops>
          <style:tab-stop style:type="left" style:position="0.5in"/>
        </style:tab-stops>
      </style:paragraph-properties>
      <style:text-properties fo:font-size="14pt" style:font-size-asian="14pt" style:font-size-complex="14pt" fo:language="ru" fo:country="RU"/>
    </style:style>
    <style:style style:name="P43" style:parent-style-name="Standard" style:family="paragraph">
      <style:paragraph-properties fo:text-align="justify" fo:text-indent="0.5902in">
        <style:tab-stops>
          <style:tab-stop style:type="left" style:position="0.5in"/>
        </style:tab-stops>
      </style:paragraph-properties>
      <style:text-properties fo:font-size="14pt" style:font-size-asian="14pt" style:font-size-complex="14pt" fo:language="ru" fo:country="RU"/>
    </style:style>
    <style:style style:name="P44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size="14pt" style:font-size-asian="14pt" style:font-size-complex="14pt" fo:language="ru" fo:country="RU"/>
    </style:style>
    <style:style style:name="P4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size="14pt" style:font-size-asian="14pt" style:font-size-complex="14pt" fo:language="ru" fo:country="RU"/>
    </style:style>
    <style:style style:name="P4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size="14pt" style:font-size-asian="14pt" style:font-size-complex="14pt" fo:language="ru" fo:country="RU"/>
    </style:style>
    <style:style style:name="P47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size="14pt" style:font-size-asian="14pt" style:font-size-complex="14pt" fo:language="ru" fo:country="RU"/>
    </style:style>
    <style:style style:name="P4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size="14pt" style:font-size-asian="14pt" style:font-size-complex="14pt" fo:language="ru" fo:country="RU"/>
    </style:style>
    <style:style style:name="P4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size="14pt" style:font-size-asian="14pt" style:font-size-complex="14pt" fo:language="ru" fo:country="RU"/>
    </style:style>
    <style:style style:name="P5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size="14pt" style:font-size-asian="14pt" style:font-size-complex="14pt" fo:language="ru" fo:country="RU"/>
    </style:style>
    <style:style style:name="P51" style:parent-style-name="Standard" style:family="paragraph">
      <style:paragraph-properties fo:text-align="justify">
        <style:tab-stops>
          <style:tab-stop style:type="left" style:position="5.25in"/>
        </style:tab-stops>
      </style:paragraph-properties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justify" fo:line-height="0.2222in" fo:background-color="#FFFFFF"/>
      <style:text-properties fo:font-weight="bold" style:font-weight-asian="bold" fo:font-size="14pt" style:font-size-asian="14pt" style:font-size-complex="14pt" fo:language="ru" fo:country="RU"/>
    </style:style>
    <style:style style:name="P53" style:parent-style-name="Standard" style:family="paragraph">
      <style:paragraph-properties fo:text-align="center" fo:line-height="0.2222in" fo:margin-right="0.3798in" fo:background-color="#FFFFFF"/>
      <style:text-properties fo:font-weight="bold" style:font-weight-asian="bold" style:font-weight-complex="bold" fo:letter-spacing="-0.0013in" fo:font-size="14pt" style:font-size-asian="14pt" fo:language="ru" fo:country="RU"/>
    </style:style>
    <style:style style:name="P54" style:parent-style-name="Standard" style:family="paragraph">
      <style:paragraph-properties fo:text-align="center" fo:line-height="0.2222in" fo:margin-right="0.3798in" fo:background-color="#FFFFFF"/>
      <style:text-properties fo:font-weight="bold" style:font-weight-asian="bold" style:font-weight-complex="bold" fo:letter-spacing="-0.0013in" fo:font-size="14pt" style:font-size-asian="14pt" fo:language="ru" fo:country="RU"/>
    </style:style>
    <style:style style:name="P55" style:parent-style-name="Standard" style:family="paragraph">
      <style:paragraph-properties fo:text-align="center" fo:line-height="0.2222in" fo:margin-right="0.3798in" fo:background-color="#FFFFFF"/>
      <style:text-properties fo:font-weight="bold" style:font-weight-asian="bold" style:font-weight-complex="bold" fo:letter-spacing="-0.0013in" fo:font-size="14pt" style:font-size-asian="14pt" fo:language="ru" fo:country="RU"/>
    </style:style>
    <style:style style:name="P56" style:parent-style-name="Standard" style:family="paragraph">
      <style:paragraph-properties fo:text-align="center" fo:line-height="0.2222in" fo:margin-right="0.3798in" fo:background-color="#FFFFFF"/>
      <style:text-properties fo:font-weight="bold" style:font-weight-asian="bold" style:font-weight-complex="bold" fo:letter-spacing="-0.0013in" fo:font-size="14pt" style:font-size-asian="14pt" fo:language="ru" fo:country="RU"/>
    </style:style>
    <style:style style:name="P57" style:parent-style-name="Standard" style:family="paragraph">
      <style:paragraph-properties fo:text-align="center" fo:line-height="0.2222in" fo:margin-right="0.3798in" fo:background-color="#FFFFFF"/>
      <style:text-properties fo:font-weight="bold" style:font-weight-asian="bold" style:font-weight-complex="bold" fo:letter-spacing="-0.0013in" fo:font-size="14pt" style:font-size-asian="14pt" fo:language="ru" fo:country="RU"/>
    </style:style>
    <style:style style:name="P58" style:parent-style-name="Standard" style:family="paragraph">
      <style:paragraph-properties fo:text-align="center" fo:line-height="0.2222in" fo:margin-right="0.3798in" fo:background-color="#FFFFFF"/>
      <style:text-properties fo:font-weight="bold" style:font-weight-asian="bold" style:font-weight-complex="bold" fo:letter-spacing="-0.0013in" fo:font-size="14pt" style:font-size-asian="14pt" fo:language="ru" fo:country="RU"/>
    </style:style>
    <style:style style:name="P59" style:parent-style-name="Standard" style:family="paragraph">
      <style:paragraph-properties fo:text-align="center" fo:line-height="0.2222in" fo:margin-right="0.3798in" fo:background-color="#FFFFFF"/>
      <style:text-properties fo:font-weight="bold" style:font-weight-asian="bold" style:font-weight-complex="bold" fo:letter-spacing="-0.0013in" fo:font-size="14pt" style:font-size-asian="14pt" fo:language="ru" fo:country="RU"/>
    </style:style>
    <style:style style:name="P60" style:parent-style-name="Standard" style:family="paragraph">
      <style:paragraph-properties fo:text-align="center" fo:line-height="0.2222in" fo:margin-right="0.3798in" fo:background-color="#FFFFFF"/>
      <style:text-properties fo:font-weight="bold" style:font-weight-asian="bold" style:font-weight-complex="bold" fo:letter-spacing="-0.0013in" fo:font-size="14pt" style:font-size-asian="14pt" fo:language="ru" fo:country="RU"/>
    </style:style>
    <style:style style:name="P61" style:parent-style-name="Standard" style:family="paragraph">
      <style:paragraph-properties fo:line-height="0.2222in" fo:margin-right="0.3798in" fo:text-indent="4.0361in" fo:background-color="#FFFFFF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" style:parent-style-name="Standard" style:family="paragraph">
      <style:paragraph-properties style:text-autospace="none" fo:text-align="justify" fo:line-height="103%" fo:margin-left="4.0104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" style:parent-style-name="Standard" style:family="paragraph">
      <style:paragraph-properties style:text-autospace="none" fo:text-align="justify" fo:line-height="103%" fo:margin-left="4.0104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4" style:parent-style-name="Standard" style:family="paragraph">
      <style:paragraph-properties style:text-autospace="none" fo:text-align="justify" fo:line-height="103%" fo:margin-left="4.0104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5" style:parent-style-name="Standard" style:family="paragraph">
      <style:paragraph-properties style:text-autospace="none" fo:text-align="center" fo:margin-top="0.125in" fo:line-height="103%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66" style:parent-style-name="Standard" style:family="paragraph">
      <style:paragraph-properties style:text-autospace="none" fo:text-align="center" fo:margin-top="0.125in" fo:line-height="103%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67" style:parent-style-name="Standard" style:family="paragraph">
      <style:paragraph-properties style:text-autospace="none" fo:text-align="center" fo:margin-top="0.125in" fo:line-height="103%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68" style:parent-style-name="Standard" style:family="paragraph">
      <style:paragraph-properties style:text-autospace="none" fo:text-align="center" fo:margin-top="0.1527in"/>
    </style:style>
    <style:style style:name="T69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70" style:parent-style-name="Standard" style:family="paragraph">
      <style:paragraph-properties style:text-autospace="none" fo:text-align="justify" fo:margin-top="0.0277in" fo:line-height="103%"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71" style:parent-style-name="Standard" style:family="paragraph">
      <style:paragraph-properties style:text-autospace="none" fo:text-align="justify" fo:line-height="103%"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72" style:parent-style-name="Standard" style:family="paragraph">
      <style:paragraph-properties style:text-autospace="none" fo:text-align="justify" fo:line-height="103%" fo:text-indent="0.5861in"/>
    </style:style>
    <style:style style:name="T7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75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76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T7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79" style:parent-style-name="Standard" style:family="paragraph">
      <style:paragraph-properties style:text-autospace="none" fo:text-align="justify" fo:line-height="103%" fo:text-indent="0.5861in"/>
    </style:style>
    <style:style style:name="T8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font-size="14pt" style:font-size-asian="14pt" fo:language="ru" fo:country="RU"/>
    </style:style>
    <style:style style:name="T84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87" style:parent-style-name="Standard" style:family="paragraph">
      <style:paragraph-properties style:text-autospace="none" fo:text-align="center" fo:line-height="103%" fo:text-indent="0.5861in"/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88" style:parent-style-name="Standard" style:family="paragraph">
      <style:paragraph-properties style:text-autospace="none" fo:text-align="center" fo:line-height="103%" fo:text-indent="0.5861in"/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89" style:parent-style-name="Standard" style:family="paragraph">
      <style:paragraph-properties style:text-autospace="none" fo:text-align="center" fo:line-height="103%" fo:text-indent="0.5861in"/>
    </style:style>
    <style:style style:name="T90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91" style:parent-style-name="Standard" style:family="paragraph">
      <style:paragraph-properties style:text-autospace="none" fo:text-align="justify" fo:margin-top="0.0555in" fo:line-height="103%" fo:text-indent="0.5861in"/>
    </style:style>
    <style:style style:name="T92" style:parent-style-name="Основнойшрифтабзаца" style:family="text"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93" style:parent-style-name="Standard" style:family="paragraph">
      <style:paragraph-properties style:text-autospace="none" fo:text-align="justify" fo:line-height="103%" fo:text-indent="0.5861in"/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94" style:parent-style-name="Standard" style:family="paragraph">
      <style:paragraph-properties style:text-autospace="none" fo:text-align="justify" fo:line-height="103%" fo:text-indent="0.5861in"/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95" style:parent-style-name="Standard" style:family="paragraph">
      <style:paragraph-properties style:text-autospace="none" fo:text-align="justify" fo:line-height="103%" fo:text-indent="0.5861in"/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96" style:parent-style-name="Standard" style:family="paragraph">
      <style:paragraph-properties style:text-autospace="none" fo:text-align="justify" fo:line-height="103%" fo:text-indent="0.5861in"/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97" style:parent-style-name="Standard" style:family="paragraph">
      <style:paragraph-properties style:text-autospace="none" fo:text-align="justify" fo:line-height="103%" fo:text-indent="0.5861in"/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98" style:parent-style-name="Standard" style:family="paragraph">
      <style:paragraph-properties style:text-autospace="none" fo:text-align="justify" fo:line-height="103%" fo:text-indent="0.5861in"/>
    </style:style>
    <style:style style:name="T99" style:parent-style-name="Основнойшрифтабзаца" style:family="text"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T101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fo:font-size="14pt" style:font-size-asian="14pt" style:font-size-complex="14pt" fo:language="ru" fo:country="RU"/>
    </style:style>
    <style:style style:name="T102" style:parent-style-name="Основнойшрифтабзаца" style:family="text"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103" style:parent-style-name="Standard" style:family="paragraph">
      <style:paragraph-properties style:text-autospace="none" fo:text-align="justify" fo:line-height="103%" fo:text-indent="0.5861in"/>
    </style:style>
    <style:style style:name="T104" style:parent-style-name="Основнойшрифтабзаца" style:family="text"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T106" style:parent-style-name="Основнойшрифтабзаца" style:family="text"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107" style:parent-style-name="Standard" style:family="paragraph">
      <style:paragraph-properties style:text-autospace="none" fo:text-align="justify" fo:line-height="103%" fo:text-indent="0.5861in"/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108" style:parent-style-name="Standard" style:family="paragraph">
      <style:paragraph-properties style:text-autospace="none" fo:text-align="justify" fo:line-height="103%" fo:text-indent="0.5861in"/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109" style:parent-style-name="Standard" style:family="paragraph">
      <style:paragraph-properties style:text-autospace="none" fo:text-align="justify" fo:line-height="103%" fo:text-indent="0.5861in"/>
    </style:style>
    <style:style style:name="T110" style:parent-style-name="Основнойшрифтабзаца" style:family="text">
      <style:text-properties style:font-name="Times New Roman CYR" style:font-name-asian="Times New Roman CYR" style:font-name-complex="Times New Roman CYR" fo:font-size="14pt" style:font-size-asian="14pt" style:font-size-complex="14pt" fo:language="ru" fo:country="RU"/>
    </style:style>
    <style:style style:name="P111" style:parent-style-name="Standard" style:family="paragraph">
      <style:paragraph-properties style:text-autospace="none" fo:text-align="justify" fo:margin-top="0.0694in" fo:text-indent="0.5861in">
        <style:tab-stops>
          <style:tab-stop style:type="right" style:position="10.4444in"/>
        </style:tab-stops>
      </style:paragraph-properties>
    </style:style>
    <style:style style:name="T11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1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1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16" style:parent-style-name="Standard" style:family="paragraph">
      <style:paragraph-properties style:text-autospace="none" fo:text-align="justify" fo:margin-top="0.0694in" fo:text-indent="0.5861in">
        <style:tab-stops>
          <style:tab-stop style:type="right" style:position="10.4444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17" style:parent-style-name="Standard" style:family="paragraph">
      <style:paragraph-properties style:text-autospace="none" fo:text-align="justify" fo:margin-top="0.0833in" fo:text-indent="0.5861in">
        <style:tab-stops>
          <style:tab-stop style:type="right" style:position="10.4444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18" style:parent-style-name="Standard" style:family="paragraph">
      <style:paragraph-properties style:text-autospace="none" fo:text-align="justify" fo:margin-top="0.1111in" fo:text-indent="0.5861in">
        <style:tab-stops>
          <style:tab-stop style:type="right" style:position="10.16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19" style:parent-style-name="Standard" style:family="paragraph">
      <style:paragraph-properties style:text-autospace="none" fo:text-align="justify" fo:margin-top="0.0833in" fo:text-indent="0.5861in">
        <style:tab-stops>
          <style:tab-stop style:type="right" style:position="10.1944in"/>
        </style:tab-stops>
      </style:paragraph-properties>
    </style:style>
    <style:style style:name="T12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21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122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P123" style:parent-style-name="Standard" style:family="paragraph">
      <style:paragraph-properties style:text-autospace="none" fo:text-align="justify" fo:margin-top="0.1666in" fo:text-indent="0.5861in">
        <style:tab-stops>
          <style:tab-stop style:type="right" style:position="10.25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24" style:parent-style-name="Standard" style:family="paragraph">
      <style:paragraph-properties style:text-autospace="none" fo:text-align="justify" fo:margin-top="0.1666in" fo:text-indent="0.5861in">
        <style:tab-stops>
          <style:tab-stop style:type="right" style:position="10.25in"/>
        </style:tab-stops>
      </style:paragraph-properties>
    </style:style>
    <style:style style:name="T125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126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12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28" style:parent-style-name="Standard" style:family="paragraph">
      <style:paragraph-properties style:text-autospace="none" fo:text-align="justify" fo:text-indent="0.5861in">
        <style:tab-stops>
          <style:tab-stop style:type="right" style:position="10.25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29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30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31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32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</style:style>
    <style:style style:name="T133" style:parent-style-name="Основнойшрифтабзаца" style:family="text"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T134" style:parent-style-name="Основнойшрифтабзаца" style:family="text"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T135" style:parent-style-name="Основнойшрифтабзаца" style:family="text"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36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37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38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39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0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1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2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3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4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5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6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7" style:parent-style-name="Standard" style:family="paragraph">
      <style:paragraph-properties style:text-autospace="none" fo:text-align="justify" fo:margin-top="0.0416in" fo:text-indent="0.5861in">
        <style:tab-stops>
          <style:tab-stop style:type="right" style:position="10.4444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8" style:parent-style-name="Standard" style:family="paragraph">
      <style:paragraph-properties style:text-autospace="none" fo:text-align="justify" fo:margin-top="0.0555in" fo:text-indent="0.5861in">
        <style:tab-stops>
          <style:tab-stop style:type="left" style:position="0in"/>
          <style:tab-stop style:type="right" style:position="10.3888in"/>
        </style:tab-stops>
      </style:paragraph-properties>
      <style:text-properties style:font-name-asian="Arial CYR" style:font-name-complex="Arial CYR" style:use-window-font-color="true" fo:font-size="14pt" style:font-size-asian="14pt" style:font-size-complex="14pt" fo:language="ru" fo:country="RU"/>
    </style:style>
    <style:style style:name="P149" style:parent-style-name="Standard" style:family="paragraph">
      <style:paragraph-properties style:text-autospace="none" fo:text-align="justify" fo:margin-top="0.0555in" fo:text-indent="0.5861in">
        <style:tab-stops>
          <style:tab-stop style:type="left" style:position="0in"/>
          <style:tab-stop style:type="right" style:position="10.3888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50" style:parent-style-name="Standard" style:family="paragraph">
      <style:paragraph-properties style:text-autospace="none" fo:text-align="justify" fo:margin-top="0.0555in" fo:text-indent="0.5861in">
        <style:tab-stops>
          <style:tab-stop style:type="right" style:position="10.4444in"/>
        </style:tab-stops>
      </style:paragraph-properties>
    </style:style>
    <style:style style:name="T151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1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3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P154" style:parent-style-name="Standard" style:family="paragraph">
      <style:paragraph-properties style:text-autospace="none" fo:text-align="justify" fo:line-height="103%" fo:text-indent="0.5861in">
        <style:tab-stops>
          <style:tab-stop style:type="right" style:position="10.3611in"/>
        </style:tab-stops>
      </style:paragraph-properties>
    </style:style>
    <style:style style:name="T155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156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15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8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P159" style:parent-style-name="Standard" style:family="paragraph">
      <style:paragraph-properties style:text-autospace="none" fo:text-align="justify" fo:text-indent="0.5861in">
        <style:tab-stops>
          <style:tab-stop style:type="left" style:position="5.4305in"/>
        </style:tab-stops>
      </style:paragraph-properties>
    </style:style>
    <style:style style:name="T16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6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T16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64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T165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66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67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T16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69" style:parent-style-name="Standard" style:family="paragraph">
      <style:paragraph-properties style:text-autospace="none" fo:text-align="justify" fo:line-height="103%" fo:text-indent="0.5861in">
        <style:tab-stops>
          <style:tab-stop style:type="left" style:position="5.375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70" style:parent-style-name="Standard" style:family="paragraph">
      <style:paragraph-properties style:text-autospace="none" fo:text-align="justify" fo:text-indent="0.5861in"/>
      <style:text-properties style:font-name-asian="Arial CYR" style:font-name-complex="Arial CYR" fo:font-size="14pt" style:font-size-asian="14pt" style:font-size-complex="14pt" fo:language="ru" fo:country="RU"/>
    </style:style>
    <style:style style:name="P171" style:parent-style-name="Standard" style:family="paragraph">
      <style:paragraph-properties style:text-autospace="none" fo:text-align="justify" fo:text-indent="0.5861in"/>
      <style:text-properties style:font-name-asian="Arial CYR" style:font-name-complex="Arial CYR" fo:font-size="14pt" style:font-size-asian="14pt" style:font-size-complex="14pt" fo:language="ru" fo:country="RU"/>
    </style:style>
    <style:style style:name="P172" style:parent-style-name="Standard" style:family="paragraph">
      <style:paragraph-properties style:text-autospace="none" fo:text-align="justify" fo:text-indent="0.5861in"/>
      <style:text-properties style:font-name-asian="Arial CYR" style:font-name-complex="Arial CYR" fo:font-size="14pt" style:font-size-asian="14pt" style:font-size-complex="14pt" fo:language="ru" fo:country="RU"/>
    </style:style>
    <style:style style:name="P173" style:parent-style-name="Standard" style:family="paragraph">
      <style:paragraph-properties style:text-autospace="none" fo:text-align="justify" fo:text-indent="0.5861in"/>
      <style:text-properties style:font-name-asian="Arial CYR" style:font-name-complex="Arial CYR" fo:font-size="14pt" style:font-size-asian="14pt" style:font-size-complex="14pt" fo:language="ru" fo:country="RU"/>
    </style:style>
    <style:style style:name="P174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305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75" style:parent-style-name="Standard" style:family="paragraph">
      <style:paragraph-properties style:text-autospace="none" fo:text-align="justify" fo:margin-top="0.0138in" fo:text-indent="0.5861in"/>
      <style:text-properties style:font-name-asian="Arial CYR" style:font-name-complex="Arial CYR" fo:font-size="14pt" style:font-size-asian="14pt" style:font-size-complex="14pt" fo:language="ru" fo:country="RU"/>
    </style:style>
    <style:style style:name="P176" style:parent-style-name="Standard" style:family="paragraph">
      <style:paragraph-properties style:text-autospace="none" fo:text-align="justify" fo:line-height="103%" fo:text-indent="0.5861in">
        <style:tab-stops>
          <style:tab-stop style:type="left" style:position="5.4027in"/>
        </style:tab-stops>
      </style:paragraph-properties>
    </style:style>
    <style:style style:name="T177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style:font-name="Times New Roman CYR" style:font-name-asian="Times New Roman CYR" style:font-name-complex="Times New Roman CYR" style:use-window-font-color="true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name="Times New Roman CYR" style:font-name-asian="Times New Roman CYR" style:font-name-complex="Times New Roman CYR" style:use-window-font-color="true" fo:font-size="14pt" style:font-size-asian="14pt" style:font-size-complex="14pt" fo:language="ru" fo:country="RU"/>
    </style:style>
    <style:style style:name="P180" style:parent-style-name="Standard" style:family="paragraph">
      <style:paragraph-properties style:text-autospace="none" fo:text-align="justify" fo:text-indent="0.5861in">
        <style:tab-stops>
          <style:tab-stop style:type="left" style:position="5.208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81" style:parent-style-name="Standard" style:family="paragraph">
      <style:paragraph-properties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82" style:parent-style-name="Standard" style:family="paragraph">
      <style:paragraph-properties style:text-autospace="none" fo:text-align="justify" fo:text-indent="0.5861in">
        <style:tab-stops>
          <style:tab-stop style:type="left" style:position="5.4305in"/>
        </style:tab-stops>
      </style:paragraph-properties>
    </style:style>
    <style:style style:name="T18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P185" style:parent-style-name="Standard" style:family="paragraph">
      <style:paragraph-properties style:text-autospace="none" fo:text-align="justify" fo:text-indent="0.5861in">
        <style:tab-stops>
          <style:tab-stop style:type="left" style:position="5.4305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86" style:parent-style-name="Standard" style:family="paragraph">
      <style:paragraph-properties fo:text-align="justify" fo:text-indent="0.5861in"/>
    </style:style>
    <style:style style:name="T18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P189" style:parent-style-name="Standard" style:family="paragraph">
      <style:paragraph-properties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90" style:parent-style-name="Standard" style:family="paragraph">
      <style:paragraph-properties style:text-autospace="none" fo:text-align="justify" fo:text-indent="0.5861in">
        <style:tab-stops>
          <style:tab-stop style:type="left" style:position="5.4305in"/>
        </style:tab-stops>
      </style:paragraph-properties>
    </style:style>
    <style:style style:name="T191" style:parent-style-name="Основнойшрифтабзаца" style:family="text">
      <style:text-properties style:font-name-asian="Times New Roman CYR" style:font-name-complex="Times New Roman CYR" fo:font-style="italic" style:font-style-asian="italic" style:font-style-complex="italic" fo:font-size="14pt" style:font-size-asian="14pt" style:font-size-complex="14pt" fo:language="ru" fo:country="RU"/>
    </style:style>
    <style:style style:name="T19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93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194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95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96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97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98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199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0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1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2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3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4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5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6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7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8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09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10" style:parent-style-name="Standard" style:family="paragraph">
      <style:paragraph-properties style:text-autospace="none" fo:text-align="justify" fo:text-indent="0.5861in">
        <style:tab-stops>
          <style:tab-stop style:type="left" style:position="5.4861in"/>
        </style:tab-stops>
      </style:paragraph-properties>
      <style:text-properties style:font-name-asian="Arial CYR" style:font-name-complex="Arial CYR" fo:font-size="14pt" style:font-size-asian="14pt" style:font-size-complex="14pt" fo:language="ru" fo:country="RU"/>
    </style:style>
    <style:style style:name="P211" style:parent-style-name="Standard" style:family="paragraph">
      <style:paragraph-properties style:text-autospace="none" fo:text-align="justify" fo:line-height="103%" fo:text-indent="0.5861in">
        <style:tab-stops>
          <style:tab-stop style:type="left" style:position="5.3888in"/>
        </style:tab-stops>
      </style:paragraph-properties>
    </style:style>
    <style:style style:name="T21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1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14" style:parent-style-name="Standard" style:family="paragraph">
      <style:paragraph-properties style:text-autospace="none" fo:text-align="justify" fo:line-height="103%" fo:text-indent="0.5861in">
        <style:tab-stops>
          <style:tab-stop style:type="left" style:position="5.3888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15" style:parent-style-name="Standard" style:family="paragraph">
      <style:paragraph-properties style:text-autospace="none" fo:text-align="justify" fo:line-height="103%" fo:text-indent="0.5861in">
        <style:tab-stops>
          <style:tab-stop style:type="left" style:position="5.3888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16" style:parent-style-name="Standard" style:family="paragraph">
      <style:paragraph-properties style:text-autospace="none" fo:text-align="center" fo:line-height="103%" fo:text-indent="0.5861in">
        <style:tab-stops>
          <style:tab-stop style:type="left" style:position="4.6388in"/>
        </style:tab-stops>
      </style:paragraph-properties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217" style:parent-style-name="Standard" style:family="paragraph">
      <style:paragraph-properties style:text-autospace="none" fo:text-align="justify" fo:line-height="103%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18" style:parent-style-name="Standard" style:family="paragraph">
      <style:paragraph-properties style:text-autospace="none" fo:text-align="justify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19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20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21" style:parent-style-name="Standard" style:family="paragraph">
      <style:paragraph-properties style:text-autospace="none" fo:text-align="justify" fo:line-height="103%" fo:text-indent="0.5861in">
        <style:tab-stops>
          <style:tab-stop style:type="left" style:position="5.4166in"/>
        </style:tab-stops>
      </style:paragraph-properties>
    </style:style>
    <style:style style:name="T22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23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24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25" style:parent-style-name="Standard" style:family="paragraph">
      <style:paragraph-properties style:text-autospace="none" fo:text-align="justify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26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27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28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29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0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1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2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3" style:parent-style-name="Standard" style:family="paragraph">
      <style:paragraph-properties style:text-autospace="none" fo:text-align="center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4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5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6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7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8" style:parent-style-name="Standard" style:family="paragraph">
      <style:paragraph-properties style:text-autospace="none" fo:text-align="justify" fo:margin-top="0.0138in" fo:text-indent="0.5861in">
        <style:tab-stops>
          <style:tab-stop style:type="left" style:position="5.4166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39" style:parent-style-name="Standard" style:family="paragraph">
      <style:paragraph-properties style:text-autospace="none" fo:text-align="justify" fo:margin-top="0.0277in" fo:line-height="90%" fo:text-indent="0.5861in">
        <style:tab-stops>
          <style:tab-stop style:type="right" style:position="10.1111in"/>
        </style:tab-stops>
      </style:paragraph-properties>
    </style:style>
    <style:style style:name="T24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4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42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T24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44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245" style:parent-style-name="Основнойшрифтабзаца" style:family="text">
      <style:text-properties style:font-name-asian="Arial CYR" style:font-name-complex="Arial CYR" fo:font-weight="bold" style:font-weight-asian="bold" style:font-weight-complex="bold" fo:font-size="14pt" style:font-size-asian="14pt" style:font-size-complex="14pt" fo:language="ru" fo:country="RU"/>
    </style:style>
    <style:style style:name="T246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4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48" style:parent-style-name="Standard" style:family="paragraph">
      <style:paragraph-properties style:text-autospace="none" fo:text-align="justify" fo:margin-top="0.0277in" fo:line-height="90%" fo:text-indent="0.5861in">
        <style:tab-stops>
          <style:tab-stop style:type="right" style:position="10.1111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49" style:parent-style-name="Standard" style:family="paragraph">
      <style:paragraph-properties style:text-autospace="none" fo:text-align="justify" fo:margin-top="0.0277in" fo:line-height="90%" fo:text-indent="0.5861in">
        <style:tab-stops>
          <style:tab-stop style:type="right" style:position="10.1111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50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51" style:parent-style-name="Standard" style:family="paragraph">
      <style:paragraph-properties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52" style:parent-style-name="Standard" style:family="paragraph">
      <style:paragraph-properties style:text-autospace="none" fo:text-align="justify" fo:text-indent="0.5861in">
        <style:tab-stops>
          <style:tab-stop style:type="right" style:position="10.1944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53" style:parent-style-name="Standard" style:family="paragraph">
      <style:paragraph-properties style:text-autospace="none" fo:text-align="justify" fo:margin-top="0.0138in" fo:line-height="90%" fo:text-indent="0.5861in">
        <style:tab-stops>
          <style:tab-stop style:type="right" style:position="10.1944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54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55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56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57" style:parent-style-name="Standard" style:family="paragraph">
      <style:paragraph-properties style:text-autospace="none" fo:text-align="center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258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59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60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</style:style>
    <style:style style:name="T26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6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63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64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65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66" style:parent-style-name="Standard" style:family="paragraph">
      <style:paragraph-properties style:text-autospace="none" fo:text-align="justify" fo:text-indent="0.5861in">
        <style:tab-stops>
          <style:tab-stop style:type="right" style:position="9.8333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67" style:parent-style-name="Standard" style:family="paragraph">
      <style:paragraph-properties style:text-autospace="none" fo:text-align="center" fo:text-indent="0.5861in">
        <style:tab-stops>
          <style:tab-stop style:type="right" style:position="10.3611in"/>
        </style:tab-stops>
      </style:paragraph-properties>
    </style:style>
    <style:style style:name="T26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69" style:parent-style-name="Основнойшрифтабзаца" style:family="text">
      <style:text-properties fo:language="ru" fo:country="RU"/>
    </style:style>
    <style:style style:name="T2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71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T272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273" style:parent-style-name="Standard" style:family="paragraph">
      <style:paragraph-properties style:text-autospace="none" fo:text-align="justify" fo:line-height="90%" fo:text-indent="0.5861in">
        <style:tab-stops>
          <style:tab-stop style:type="right" style:position="10.3611in"/>
        </style:tab-stops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74" style:parent-style-name="Standard" style:family="paragraph">
      <style:paragraph-properties style:text-autospace="none" fo:text-align="justify" fo:margin-top="0.0833in" fo:line-height="90%" fo:text-indent="0.5861in"/>
    </style:style>
    <style:style style:name="T275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76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77" style:parent-style-name="Standard" style:family="paragraph">
      <style:paragraph-properties style:text-autospace="none" fo:text-align="justify" fo:line-height="90%" fo:text-indent="0.5861in"/>
    </style:style>
    <style:style style:name="T27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79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8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81" style:parent-style-name="Standard" style:family="paragraph">
      <style:paragraph-properties style:text-autospace="none" fo:text-align="justify" fo:line-height="90%"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82" style:parent-style-name="Standard" style:family="paragraph">
      <style:paragraph-properties style:text-autospace="none" fo:text-align="justify" fo:line-height="90%"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83" style:parent-style-name="Standard" style:family="paragraph">
      <style:paragraph-properties style:text-autospace="none" fo:text-align="justify" fo:line-height="90%" fo:text-indent="0.5861in"/>
    </style:style>
    <style:style style:name="T284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85" style:parent-style-name="Standard" style:family="paragraph">
      <style:paragraph-properties style:text-autospace="none" fo:text-align="justify" fo:line-height="90%" fo:text-indent="0.5861in"/>
    </style:style>
    <style:style style:name="T286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8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8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89" style:parent-style-name="Standard" style:family="paragraph">
      <style:paragraph-properties style:text-autospace="none" fo:text-align="justify" fo:line-height="90%" fo:text-indent="0.5861in"/>
    </style:style>
    <style:style style:name="T29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9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92" style:parent-style-name="Standard" style:family="paragraph">
      <style:paragraph-properties style:text-autospace="none" fo:text-align="justify" fo:line-height="90%" fo:text-indent="0.5861in"/>
    </style:style>
    <style:style style:name="T29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294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95" style:parent-style-name="Standard" style:family="paragraph">
      <style:paragraph-properties style:text-autospace="none" fo:text-align="justify"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96" style:parent-style-name="Standard" style:family="paragraph">
      <style:paragraph-properties style:text-autospace="none" fo:text-align="justify"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97" style:parent-style-name="Standard" style:family="paragraph">
      <style:paragraph-properties style:text-autospace="none" fo:text-align="justify"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98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299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0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1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2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3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4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5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6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7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8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09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0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1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2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3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4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5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6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7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8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19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20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21" style:parent-style-name="Standard" style:family="paragraph">
      <style:paragraph-properties style:text-autospace="none" fo:text-align="justify" fo:text-indent="3.645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22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23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324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325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26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27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28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29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30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31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32" style:parent-style-name="Standard" style:family="paragraph">
      <style:paragraph-properties style:text-autospace="none" fo:text-align="justify" fo:text-indent="0.5993in"/>
    </style:style>
    <style:style style:name="T33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334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35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36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37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38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39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0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1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2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3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4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5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6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7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8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49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0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1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2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3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4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5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6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7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8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59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60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61" style:parent-style-name="Standard" style:family="paragraph">
      <style:paragraph-properties style:text-autospace="none" fo:text-align="justify" fo:text-indent="0.5993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62" style:parent-style-name="Standard" style:family="paragraph">
      <style:paragraph-properties style:text-autospace="none" fo:text-align="justify" fo:text-indent="3.4895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63" style:parent-style-name="Standard" style:family="paragraph">
      <style:paragraph-properties style:text-autospace="none" fo:text-align="justify" fo:text-indent="3.4895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64" style:parent-style-name="Standard" style:family="paragraph">
      <style:paragraph-properties style:text-autospace="none" fo:text-align="center" fo:line-height="90%"/>
      <style:text-properties style:font-name-asian="Times New Roman CYR" style:font-name-complex="Arial CYR" fo:font-size="14pt" style:font-size-asian="14pt" style:font-size-complex="14pt" fo:language="ru" fo:country="RU"/>
    </style:style>
    <style:style style:name="P365" style:parent-style-name="Standard" style:family="paragraph">
      <style:paragraph-properties style:text-autospace="none" fo:text-align="center" fo:line-height="90%"/>
      <style:text-properties style:font-name-asian="Times New Roman CYR" style:font-name-complex="Arial CYR" fo:font-size="14pt" style:font-size-asian="14pt" style:font-size-complex="14pt" fo:language="ru" fo:country="RU"/>
    </style:style>
    <style:style style:name="P366" style:parent-style-name="Standard" style:family="paragraph">
      <style:paragraph-properties style:text-autospace="none" fo:text-align="center" fo:line-height="90%"/>
      <style:text-properties style:font-name-asian="Times New Roman CYR" style:font-name-complex="Arial CYR" fo:font-weight="bold" style:font-weight-asian="bold" style:font-weight-complex="bold" fo:font-size="14pt" style:font-size-asian="14pt" style:font-size-complex="14pt" fo:language="ru" fo:country="RU"/>
    </style:style>
    <style:style style:name="P367" style:parent-style-name="Standard" style:family="paragraph">
      <style:paragraph-properties style:text-autospace="none" fo:text-align="center" fo:line-height="90%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368" style:parent-style-name="Standard" style:family="paragraph">
      <style:paragraph-properties style:text-autospace="none" fo:margin-top="0.1527in" fo:margin-left="2.3055in">
        <style:tab-stops/>
      </style:paragraph-properties>
    </style:style>
    <style:style style:name="T369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370" style:parent-style-name="Основнойшрифтабзаца" style:family="text">
      <style:text-properties style:font-name="Arial CYR" style:font-name-asian="Arial CYR" style:font-name-complex="Arial CYR" style:use-window-font-color="true" fo:font-size="14pt" style:font-size-asian="14pt" style:font-size-complex="14pt" fo:language="ru" fo:country="RU"/>
    </style:style>
    <style:style style:name="P371" style:parent-style-name="Standard" style:family="paragraph">
      <style:paragraph-properties style:text-autospace="none" fo:text-align="center" fo:line-height="90%" fo:margin-left="2.5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72" style:parent-style-name="Standard" style:family="paragraph">
      <style:paragraph-properties style:text-autospace="none" fo:text-align="center" fo:line-height="90%" fo:margin-left="2.5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73" style:parent-style-name="Standard" style:family="paragraph">
      <style:paragraph-properties style:text-autospace="none" fo:margin-top="0.1666in" fo:margin-left="2.5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74" style:parent-style-name="Standard" style:family="paragraph">
      <style:paragraph-properties style:text-autospace="none" fo:text-align="center" fo:margin-top="0.125in" fo:line-height="90%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375" style:parent-style-name="Standard" style:family="paragraph">
      <style:paragraph-properties style:text-autospace="none" fo:text-align="center" fo:margin-top="0.125in" fo:line-height="90%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376" style:parent-style-name="Standard" style:family="paragraph">
      <style:paragraph-properties style:text-autospace="none" fo:margin-top="0.125in" fo:line-height="90%"/>
    </style:style>
    <style:style style:name="T37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378" style:parent-style-name="Основнойшрифтабзаца" style:family="text">
      <style:text-properties style:font-name="Times New Roman CYR" style:font-name-asian="Times New Roman CYR" style:font-name-complex="Times New Roman CYR" style:use-window-font-color="true" fo:font-size="14pt" style:font-size-asian="14pt" style:font-size-complex="14pt" fo:language="ru" fo:country="RU"/>
    </style:style>
    <style:style style:name="P379" style:parent-style-name="Standard" style:family="paragraph">
      <style:paragraph-properties style:text-autospace="none" fo:text-align="center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80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81" style:parent-style-name="Standard" style:family="paragraph">
      <style:paragraph-properties style:text-autospace="none" fo:text-align="center" fo:line-height="1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82" style:parent-style-name="Standard" style:family="paragraph">
      <style:paragraph-properties style:text-autospace="none" fo:text-align="center" fo:line-height="1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83" style:parent-style-name="Standard" style:family="paragraph">
      <style:paragraph-properties style:text-autospace="none" fo:text-align="center" fo:line-height="190%"/>
      <style:text-properties style:font-name-asian="Times New Roman CYR" style:font-name-complex="Times New Roman CYR" fo:font-size="14pt" style:font-size-asian="14pt" fo:language="ru" fo:country="RU"/>
    </style:style>
    <style:style style:name="P384" style:parent-style-name="Standard" style:family="paragraph">
      <style:paragraph-properties style:text-autospace="none" fo:text-align="center" fo:line-height="190%" fo:margin-left="0.0833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85" style:parent-style-name="Standard" style:family="paragraph">
      <style:paragraph-properties style:text-autospace="none" fo:text-align="center" fo:margin-top="0.1527in"/>
    </style:style>
    <style:style style:name="T386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38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88" style:parent-style-name="Standard" style:family="paragraph">
      <style:paragraph-properties style:text-autospace="none" fo:margin-top="0.1666in" fo:margin-left="2.7777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89" style:parent-style-name="Standard" style:family="paragraph">
      <style:paragraph-properties style:text-autospace="none" fo:text-align="justify" fo:line-height="90%"/>
    </style:style>
    <style:style style:name="T39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39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39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93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94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95" style:parent-style-name="Standard" style:family="paragraph">
      <style:paragraph-properties style:text-autospace="none" fo:text-align="justify" fo:line-height="90%"/>
    </style:style>
    <style:style style:name="T396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39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98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399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00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01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02" style:parent-style-name="Standard" style:family="paragraph">
      <style:paragraph-properties style:text-autospace="none" fo:text-align="justify" fo:line-height="90%"/>
    </style:style>
    <style:style style:name="T403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404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405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06" style:parent-style-name="Standard" style:family="paragraph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07" style:parent-style-name="Standard" style:family="paragraph">
      <style:paragraph-properties style:text-autospace="none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08" style:parent-style-name="Standard" style:family="paragraph">
      <style:paragraph-properties style:text-autospace="none" fo:line-height="90%"/>
    </style:style>
    <style:style style:name="T409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41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41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41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13" style:parent-style-name="Standard" style:family="paragraph">
      <style:paragraph-properties style:text-autospace="none" fo:text-align="center" fo:line-height="90%" fo:margin-left="0.6388in">
        <style:tab-stops/>
      </style:paragraph-properties>
    </style:style>
    <style:style style:name="T414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15" style:parent-style-name="Standard" style:family="paragraph">
      <style:paragraph-properties style:text-autospace="none" fo:text-align="center" fo:line-height="90%" fo:margin-left="0.6388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16" style:parent-style-name="Standard" style:family="paragraph">
      <style:paragraph-properties style:text-autospace="none" fo:margin-top="0.1527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17" style:parent-style-name="Standard" style:family="paragraph">
      <style:paragraph-properties style:text-autospace="none" fo:text-align="justify"/>
    </style:style>
    <style:style style:name="T41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19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20" style:parent-style-name="Standard" style:family="paragraph">
      <style:paragraph-properties style:text-autospace="none" fo:text-align="justify"/>
    </style:style>
    <style:style style:name="T42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22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23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24" style:parent-style-name="Standard" style:family="paragraph">
      <style:paragraph-properties style:text-autospace="none" fo:text-align="justify" fo:line-height="90%" fo:text-indent="0.5861in"/>
    </style:style>
    <style:style style:name="T425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26" style:parent-style-name="Standard" style:family="paragraph">
      <style:paragraph-properties style:text-autospace="none" fo:text-align="justify" fo:line-height="90%" fo:text-indent="0.5861in"/>
    </style:style>
    <style:style style:name="T42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42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29" style:parent-style-name="Standard" style:family="paragraph">
      <style:paragraph-properties style:text-autospace="none" fo:text-align="justify" fo:line-height="90%"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30" style:parent-style-name="Standard" style:family="paragraph">
      <style:paragraph-properties style:text-autospace="none" fo:text-align="justify" fo:line-height="90%" fo:text-indent="0.586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31" style:parent-style-name="Standard" style:family="paragraph">
      <style:paragraph-properties style:text-autospace="none" fo:text-align="justify" fo:line-height="90%" fo:text-indent="0.3194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ableColumn433" style:family="table-column">
      <style:table-column-properties style:column-width="0.4888in" style:use-optimal-column-width="false"/>
    </style:style>
    <style:style style:name="TableColumn434" style:family="table-column">
      <style:table-column-properties style:column-width="1.5833in" style:use-optimal-column-width="false"/>
    </style:style>
    <style:style style:name="TableColumn435" style:family="table-column">
      <style:table-column-properties style:column-width="1.9423in" style:use-optimal-column-width="false"/>
    </style:style>
    <style:style style:name="TableColumn436" style:family="table-column">
      <style:table-column-properties style:column-width="1.3395in" style:use-optimal-column-width="false"/>
    </style:style>
    <style:style style:name="TableColumn437" style:family="table-column">
      <style:table-column-properties style:column-width="1.3381in" style:use-optimal-column-width="false"/>
    </style:style>
    <style:style style:name="Table432" style:family="table">
      <style:table-properties style:width="6.6923in" fo:margin-left="0in" table:align="left"/>
    </style:style>
    <style:style style:name="TableRow438" style:family="table-row">
      <style:table-row-properties style:min-row-height="0.5979in" style:use-optimal-row-height="false"/>
    </style:style>
    <style:style style:name="TableCell4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</style:style>
    <style:style style:name="P441" style:parent-style-name="TableContents" style:family="paragraph">
      <style:paragraph-properties fo:text-align="center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language="ru" fo:country="RU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</style:style>
    <style:style style:name="TableCell4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fo:language="ru" fo:country="RU"/>
    </style:style>
    <style:style style:name="P450" style:parent-style-name="Standard" style:family="paragraph">
      <style:paragraph-properties style:text-autospace="none" fo:text-align="justify" fo:margin-top="0.125in" fo:line-height="90%"/>
    </style:style>
    <style:style style:name="T45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45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53" style:parent-style-name="Standard" style:family="paragraph">
      <style:paragraph-properties style:text-autospace="none" fo:margin-top="0.0277in"/>
    </style:style>
    <style:style style:name="T454" style:parent-style-name="Основнойшрифтабзаца" style:family="text">
      <style:text-properties style:font-name-asian="Arial CYR" style:font-name-complex="Arial CYR" fo:font-size="14pt" style:font-size-asian="14pt" style:font-size-complex="14pt" fo:language="ru" fo:country="RU"/>
    </style:style>
    <style:style style:name="T455" style:parent-style-name="Основнойшрифтабзаца" style:family="text">
      <style:text-properties style:font-name="Arial CYR" style:font-name-asian="Arial CYR" style:font-name-complex="Arial CYR" style:use-window-font-color="true" fo:font-size="14pt" style:font-size-asian="14pt" style:font-size-complex="14pt" fo:language="ru" fo:country="RU"/>
    </style:style>
    <style:style style:name="P456" style:parent-style-name="Standard" style:family="paragraph">
      <style:paragraph-properties style:text-autospace="none" fo:text-align="center" fo:line-height="90%" fo:margin-left="0.1666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57" style:parent-style-name="Standard" style:family="paragraph">
      <style:paragraph-properties style:text-autospace="none" fo:text-align="center" fo:line-height="90%" fo:margin-left="0.1666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58" style:parent-style-name="Standard" style:family="paragraph">
      <style:paragraph-properties style:text-autospace="none" fo:text-align="justify" fo:margin-top="0.0972in" fo:line-height="115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59" style:parent-style-name="Standard" style:family="paragraph">
      <style:paragraph-properties style:text-autospace="none" fo:text-align="justify" fo:line-height="90%"/>
    </style:style>
    <style:style style:name="T46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46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62" style:parent-style-name="Standard" style:family="paragraph">
      <style:paragraph-properties style:text-autospace="none" fo:text-align="justify" fo:line-height="90%"/>
    </style:style>
    <style:style style:name="T46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464" style:parent-style-name="Основнойшрифтабзаца" style:family="text">
      <style:text-properties style:font-name-asian="Times New Roman CYR" style:font-name-complex="Times New Roman CYR" fo:font-style="italic" style:font-style-asian="italic" style:font-style-complex="italic" fo:font-size="14pt" style:font-size-asian="14pt" style:font-size-complex="14pt" fo:language="ru" fo:country="RU"/>
    </style:style>
    <style:style style:name="T465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66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67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68" style:parent-style-name="Standard" style:family="paragraph">
      <style:paragraph-properties style:text-autospace="none" fo:text-align="justify"/>
    </style:style>
    <style:style style:name="T469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70" style:parent-style-name="Standard" style:family="paragraph">
      <style:paragraph-properties style:text-autospace="none" fo:text-align="justify" fo:margin-left="1.6111in">
        <style:tab-stops/>
      </style:paragraph-properties>
    </style:style>
    <style:style style:name="T47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47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73" style:parent-style-name="Standard" style:family="paragraph">
      <style:paragraph-properties style:text-autospace="none" fo:text-align="justify" fo:margin-top="0.138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74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75" style:parent-style-name="Standard" style:family="paragraph">
      <style:paragraph-properties style:text-autospace="none" fo:text-align="justify" fo:line-height="90%" fo:margin-left="0.5555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76" style:parent-style-name="Standard" style:family="paragraph">
      <style:paragraph-properties style:text-autospace="none" fo:text-align="justify" fo:line-height="90%" fo:margin-left="0.5555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77" style:parent-style-name="Standard" style:family="paragraph">
      <style:paragraph-properties style:text-autospace="none" fo:text-align="center" fo:margin-top="0.3472in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78" style:parent-style-name="Standard" style:family="paragraph">
      <style:paragraph-properties style:text-autospace="none" fo:margin-top="0.2638in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79" style:parent-style-name="Standard" style:family="paragraph">
      <style:paragraph-properties style:text-autospace="none" fo:margin-top="0.2638in" fo:line-height="90%"/>
    </style:style>
    <style:style style:name="T48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48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82" style:parent-style-name="Standard" style:family="paragraph">
      <style:paragraph-properties style:text-autospace="none" fo:text-align="justify" fo:margin-top="0.0972in" fo:line-height="115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83" style:parent-style-name="Standard" style:family="paragraph">
      <style:paragraph-properties style:text-autospace="none" fo:text-align="justify" fo:margin-top="0.0972in" fo:line-height="115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84" style:parent-style-name="Standard" style:family="paragraph">
      <style:paragraph-properties style:text-autospace="none" fo:text-align="justify" fo:line-height="20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85" style:parent-style-name="Standard" style:family="paragraph">
      <style:paragraph-properties style:text-autospace="none" fo:text-align="justify" fo:line-height="20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86" style:parent-style-name="Standard" style:family="paragraph">
      <style:paragraph-properties style:text-autospace="none" fo:margin-top="0.2777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87" style:parent-style-name="Standard" style:family="paragraph">
      <style:paragraph-properties style:text-autospace="none" fo:margin-top="0.1388in" fo:line-height="90%" fo:margin-right="0.2777in"/>
    </style:style>
    <style:style style:name="T48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489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90" style:parent-style-name="Standard" style:family="paragraph">
      <style:paragraph-properties style:text-autospace="none" fo:text-align="justify" fo:line-height="90%" fo:margin-left="0.0263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91" style:parent-style-name="Standard" style:family="paragraph">
      <style:paragraph-properties style:text-autospace="none" fo:text-align="justify" fo:margin-top="0.125in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92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93" style:parent-style-name="Standard" style:family="paragraph">
      <style:paragraph-properties style:text-autospace="none" fo:text-align="justify" fo:text-indent="3.8152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94" style:parent-style-name="Standard" style:family="paragraph">
      <style:paragraph-properties style:text-autospace="none" fo:text-align="justify" fo:text-indent="3.8152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95" style:parent-style-name="Standard" style:family="paragraph">
      <style:paragraph-properties style:text-autospace="none" fo:text-align="justify" fo:text-indent="3.8152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496" style:parent-style-name="Standard" style:family="paragraph">
      <style:paragraph-properties style:text-autospace="none" fo:text-align="center" fo:line-height="90%" fo:margin-right="0.5555in"/>
    </style:style>
    <style:style style:name="T497" style:parent-style-name="Основнойшрифтабзаца" style:family="text">
      <style:text-properties style:font-name-asian="Arial CYR" style:font-name-complex="Arial CYR" fo:font-weight="bold" style:font-weight-asian="bold" style:font-weight-complex="bold" fo:font-size="14pt" style:font-size-asian="14pt" style:font-size-complex="14pt" fo:language="ru" fo:country="RU"/>
    </style:style>
    <style:style style:name="T498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T499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500" style:parent-style-name="Standard" style:family="paragraph">
      <style:paragraph-properties style:text-autospace="none" fo:text-align="center" fo:line-height="90%" fo:margin-left="0.4722in" fo:margin-right="0.5555in">
        <style:tab-stops/>
      </style:paragraph-properties>
    </style:style>
    <style:style style:name="T50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02" style:parent-style-name="Standard" style:family="paragraph">
      <style:paragraph-properties style:text-autospace="none" fo:text-align="center" fo:margin-top="0.125in" fo:line-height="90%" fo:margin-left="0.8333in" fo:margin-right="0.9722in">
        <style:tab-stops/>
      </style:paragraph-properties>
    </style:style>
    <style:style style:name="T503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504" style:parent-style-name="Standard" style:family="paragraph">
      <style:paragraph-properties style:text-autospace="none" fo:text-align="center" fo:margin-top="0.125in" fo:line-height="90%" fo:margin-left="0.8333in" fo:margin-right="0.9722in">
        <style:tab-stops/>
      </style:paragraph-properties>
    </style:style>
    <style:style style:name="T505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506" style:parent-style-name="Standard" style:family="paragraph">
      <style:paragraph-properties style:text-autospace="none" fo:text-align="center" fo:margin-top="0.125in" fo:line-height="90%" fo:margin-left="0.8333in" fo:margin-right="0.9722in">
        <style:tab-stops/>
      </style:paragraph-properties>
    </style:style>
    <style:style style:name="T507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508" style:parent-style-name="Standard" style:family="paragraph">
      <style:paragraph-properties style:text-autospace="none" fo:text-align="justify" fo:margin-top="0.1527in"/>
    </style:style>
    <style:style style:name="T509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10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11" style:parent-style-name="Standard" style:family="paragraph">
      <style:paragraph-properties style:text-autospace="none" fo:text-align="justify" fo:line-height="90%"/>
    </style:style>
    <style:style style:name="T51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13" style:parent-style-name="Standard" style:family="paragraph">
      <style:paragraph-properties style:text-autospace="none" fo:text-align="justify" fo:line-height="90%"/>
    </style:style>
    <style:style style:name="T514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515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516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51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51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19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20" style:parent-style-name="Standard" style:family="paragraph">
      <style:paragraph-properties style:text-autospace="none" fo:text-align="justify"/>
    </style:style>
    <style:style style:name="T52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52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52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524" style:parent-style-name="Standard" style:family="paragraph">
      <style:paragraph-properties style:text-autospace="none" fo:text-align="justify" fo:line-height="115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25" style:parent-style-name="Standard" style:family="paragraph">
      <style:paragraph-properties style:text-autospace="none" fo:text-align="justify" fo:line-height="115%"/>
    </style:style>
    <style:style style:name="T526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52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528" style:parent-style-name="Standard" style:family="paragraph">
      <style:paragraph-properties style:text-autospace="none" fo:text-align="justify" fo:line-height="115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29" style:parent-style-name="Standard" style:family="paragraph">
      <style:paragraph-properties style:text-autospace="none" fo:text-align="justify" fo:line-height="115%"/>
    </style:style>
    <style:style style:name="T530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531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532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53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34" style:parent-style-name="Standard" style:family="paragraph">
      <style:paragraph-properties style:text-autospace="none" fo:text-align="justify" fo:line-height="90%" fo:margin-right="0.1388in"/>
    </style:style>
    <style:style style:name="T535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36" style:parent-style-name="Standard" style:family="paragraph">
      <style:paragraph-properties style:text-autospace="none" fo:text-align="justify" fo:line-height="90%" fo:margin-right="0.1388in"/>
    </style:style>
    <style:style style:name="T537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38" style:parent-style-name="Standard" style:family="paragraph">
      <style:paragraph-properties style:text-autospace="none" fo:text-align="justify" fo:margin-top="0.1388in"/>
    </style:style>
    <style:style style:name="T539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T540" style:parent-style-name="Основнойшрифтабзаца" style:family="text">
      <style:text-properties style:font-name="Times New Roman CYR" style:font-name-asian="Times New Roman CYR" style:font-name-complex="Times New Roman CYR" style:use-window-font-color="true" fo:font-size="14pt" style:font-size-asian="14pt" style:font-size-complex="14pt" fo:language="ru" fo:country="RU"/>
    </style:style>
    <style:style style:name="P541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42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43" style:parent-style-name="Standard" style:family="paragraph">
      <style:paragraph-properties style:text-autospace="none" fo:text-align="justify" fo:line-height="90%"/>
    </style:style>
    <style:style style:name="T544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45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46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47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48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49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0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1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2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3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4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5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6" style:parent-style-name="Standard" style:family="paragraph">
      <style:paragraph-properties style:text-autospace="none" fo:text-align="justify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7" style:parent-style-name="Standard" style:family="paragraph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8" style:parent-style-name="Standard" style:family="paragraph">
      <style:paragraph-properties style:text-autospace="none" fo:text-align="justify" fo:margin-top="0.138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59" style:parent-style-name="Standard" style:family="paragraph">
      <style:paragraph-properties style:text-autospace="none" fo:text-align="justify" fo:margin-top="0.2638in" fo:line-height="90%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60" style:parent-style-name="Standard" style:family="paragraph">
      <style:paragraph-properties style:text-autospace="none" fo:text-align="justify" fo:margin-top="0.1666in"/>
      <style:text-properties style:font-name-asian="Arial CYR" style:font-name-complex="Arial CYR" fo:font-size="14pt" style:font-size-asian="14pt" style:font-size-complex="14pt" fo:language="ru" fo:country="RU"/>
    </style:style>
    <style:style style:name="P561" style:parent-style-name="Standard" style:family="paragraph">
      <style:paragraph-properties style:text-autospace="none" fo:text-align="justify" fo:margin-top="0.1666in"/>
      <style:text-properties style:font-name-asian="Arial CYR" style:font-name-complex="Arial CYR" fo:font-size="14pt" style:font-size-asian="14pt" style:font-size-complex="14pt" fo:language="ru" fo:country="RU"/>
    </style:style>
    <style:style style:name="P562" style:parent-style-name="Standard" style:family="paragraph">
      <style:paragraph-properties style:text-autospace="none" fo:text-align="justify" fo:margin-top="0.0138in" fo:line-height="90%" fo:margin-left="0.1111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63" style:parent-style-name="Standard" style:family="paragraph">
      <style:paragraph-properties style:text-autospace="none" fo:text-align="justify" fo:margin-top="0.0138in" fo:line-height="90%" fo:margin-left="0.1111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64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65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66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67" style:parent-style-name="Standard" style:family="paragraph">
      <style:paragraph-properties style:text-autospace="none" fo:text-align="justify" fo:margin-top="0.1388in"/>
    </style:style>
    <style:style style:name="T568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69" style:parent-style-name="Standard" style:family="paragraph">
      <style:paragraph-properties style:text-autospace="none" fo:text-align="justify" fo:line-height="90%" fo:margin-left="0.0277in" fo:margin-right="1.9444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0" style:parent-style-name="Standard" style:family="paragraph">
      <style:paragraph-properties style:text-autospace="none" fo:text-align="justify" fo:line-height="90%" fo:margin-left="0.0277in" fo:margin-right="1.9444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1" style:parent-style-name="Standard" style:family="paragraph">
      <style:paragraph-properties style:text-autospace="none" fo:text-align="justify" fo:margin-top="0.2777in" fo:line-height="90%" fo:margin-left="2.4722in" fo:margin-right="0.1388in">
        <style:tab-stops/>
      </style:paragraph-properties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2" style:parent-style-name="Standard" style:family="paragraph">
      <style:paragraph-properties style:text-autospace="none" fo:text-align="justify" fo:margin-top="0.2777in" fo:line-height="90%" fo:margin-right="0.138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3" style:parent-style-name="Standard" style:family="paragraph">
      <style:paragraph-properties style:text-autospace="none" fo:text-align="justify" fo:margin-top="0.2777in" fo:line-height="90%" fo:margin-right="0.1388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4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5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6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7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8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79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0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1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2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3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4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5" style:parent-style-name="Standard" style:family="paragraph">
      <style:paragraph-properties style:text-autospace="none" fo:text-align="justify" fo:text-indent="-0.0131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6" style:parent-style-name="Standard" style:family="paragraph">
      <style:paragraph-properties style:text-autospace="none" fo:text-align="justify" fo:text-indent="3.5937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7" style:parent-style-name="Standard" style:family="paragraph">
      <style:paragraph-properties style:text-autospace="none" fo:text-align="justify" fo:text-indent="3.5937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8" style:parent-style-name="Standard" style:family="paragraph">
      <style:paragraph-properties style:text-autospace="none" fo:text-align="justify" fo:text-indent="3.5937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89" style:parent-style-name="Standard" style:family="paragraph">
      <style:paragraph-properties style:text-autospace="none" fo:text-align="justify" fo:text-indent="3.5937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90" style:parent-style-name="Standard" style:family="paragraph">
      <style:paragraph-properties style:text-autospace="none" fo:text-align="justify" fo:text-indent="3.5937in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91" style:parent-style-name="Standard" style:family="paragraph">
      <style:paragraph-properties style:text-autospace="none" fo:text-align="center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592" style:parent-style-name="Standard" style:family="paragraph">
      <style:paragraph-properties style:text-autospace="none" fo:text-align="center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593" style:parent-style-name="Standard" style:family="paragraph">
      <style:paragraph-properties style:text-autospace="none" fo:text-align="center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594" style:parent-style-name="Standard" style:family="paragraph">
      <style:paragraph-properties style:text-autospace="none" fo:text-align="justify"/>
      <style:text-properties style:font-name-asian="Times New Roman CYR" style:font-name-complex="Times New Roman CYR" fo:font-weight="bold" style:font-weight-asian="bold" style:font-weight-complex="bold" fo:font-size="14pt" style:font-size-asian="14pt" style:font-size-complex="14pt" fo:language="ru" fo:country="RU"/>
    </style:style>
    <style:style style:name="P595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96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97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98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599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0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1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2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3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4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5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6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7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8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09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0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1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2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3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4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5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6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7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8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19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0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1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2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3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4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5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6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7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8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29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0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1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2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3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4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5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6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7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8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39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40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41" style:parent-style-name="Standard" style:family="paragraph">
      <style:paragraph-properties style:text-autospace="none" fo:text-align="justify"/>
      <style:text-properties style:font-name-asian="Times New Roman CYR" style:font-name-complex="Times New Roman CYR" fo:font-size="14pt" style:font-size-asian="14pt" style:font-size-complex="14pt" fo:language="ru" fo:country="RU"/>
    </style:style>
    <style:style style:name="P642" style:parent-style-name="Standard" style:family="paragraph">
      <style:paragraph-properties style:text-autospace="none" fo:text-align="justify"/>
    </style:style>
    <style:style style:name="T643" style:parent-style-name="Основнойшрифтабзаца" style:family="text">
      <style:text-properties style:font-name-asian="Times New Roman CYR" style:font-name-complex="Times New Roman CYR" fo:font-size="14pt" style:font-size-asian="14pt" style:font-size-complex="14pt" fo:language="ru" fo:country="RU"/>
    </style:style>
  </office:automatic-styles>
  <office:body>
    <office:text text:use-soft-page-breaks="true">
      <text:p text:style-name="P1">АДМИНИСТРАЦИЯ МУНИЦИПАЛЬНОГО <text:s/>ОБРАЗОВАНИЯ</text:p>
      <text:p text:style-name="P2">«ЦИЛЬНИНСКИЙ РАЙОН» <text:s/>УЛЬЯНОВСКОЙ ОБЛАСТИ</text:p>
      <text:h text:style-name="P3" text:outline-level="1"/>
      <text:p text:style-name="P4">П О С Т А Н О В Л Е Н И Е <text:s/></text:p>
      <text:p text:style-name="P5"/>
      <text:p text:style-name="P6"/>
      <text:p text:style-name="P7"><text:span text:style-name="T8"><text:s text:c="16"/></text:span><text:span text:style-name="T9"><text:s text:c="2"/>28 июня <text:s/></text:span><text:span text:style-name="T10">2012 года</text:span><text:span text:style-name="T11"><text:s text:c="62"/></text:span><text:span text:style-name="T12"><text:s/></text:span><text:span text:style-name="T13">№</text:span><text:span text:style-name="T14"><text:s/>_____</text:span><text:span text:style-name="T15">699-п</text:span><text:span text:style-name="T16">_</text:span></text:p>
      <text:p text:style-name="P17"/>
      <text:p text:style-name="Standard"><text:span text:style-name="T18"><text:s text:c="178"/></text:span><text:span text:style-name="T19">Экз.№</text:span><text:span text:style-name="T20"><text:s text:c="18"/></text:span><text:span text:style-name="T21"><text:s text:c="13"/></text:span></text:p>
      <text:p text:style-name="P22"/>
      <text:p text:style-name="P23">с. Большое Нагаткино</text:p>
      <text:p text:style-name="P24"><text:span text:style-name="T25">Об утверждении административного регламента<text:s/></text:span><text:span text:style-name="T26">предоставления муниципальной услуги по согласованию переустройства и (или) перепланировки жилого помещения</text:span></text:p>
      <text:p text:style-name="P27"/>
      <text:p text:style-name="P28"><text:span text:style-name="T29">В целях повышения качества предоставления<text:s/></text:span><text:span text:style-name="T30">муниципальной услуги</text:span><text:span text:style-name="T31"><text:s/></text:span><text:span text:style-name="T32">по согласованию переустройства и (или) перепланировки жилого помещения</text:span><text:span text:style-name="T33">, администрация постановляет:</text:span></text:p>
      <text:p text:style-name="P34"/>
      <text:p text:style-name="P35"><text:span text:style-name="T36">1.Утвердить Административный регламент предоставления муниципальной услуги<text:s/></text:span><text:span text:style-name="T37">по согласованию переустройства и (или) перепланировки<text:s/></text:span><text:span text:style-name="T38">жилого помещения</text:span><text:span text:style-name="T39"><text:s/>(прилагается).</text:span></text:p>
      <text:p text:style-name="P40"/>
      <text:p text:style-name="P41">2.Настоящее постановление вступает в силу со дня его официального опубликования в газете «Цильнинские Новости».</text:p>
      <text:p text:style-name="P42"/>
      <text:p text:style-name="P43">3.Контроль за исполнением настоящего постановления возложить на начальника Управления ТЭР, ЖКХ и строительства<text:s/>администрации МО «Цильнинский район» Сайгушева К.И.</text:p>
      <text:p text:style-name="P44"/>
      <text:p text:style-name="P45"/>
      <text:p text:style-name="P46"/>
      <text:p text:style-name="P47"/>
      <text:p text:style-name="P48">Глава муниципального образования</text:p>
      <text:p text:style-name="P49">«Цильнинский район»</text:p>
      <text:p text:style-name="P50">Ульяновской области <text:s text:c="67"/>Х.В. Рамазанов</text:p>
      <text:p text:style-name="P51"/>
      <text:p text:style-name="P52"/>
      <text:p text:style-name="P53"/>
      <text:p text:style-name="P54"><text:s text:c="3"/></text:p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Приложение</text:p>
      <text:p text:style-name="P62">к постановлению<text:s/>администрации муниципального образования</text:p>
      <text:p text:style-name="P63">«Цильнинский район»</text:p>
      <text:p text:style-name="P64">от____________№______</text:p>
      <text:p text:style-name="P65"/>
      <text:p text:style-name="P66">Административный регламент</text:p>
      <text:p text:style-name="P67">предоставления муниципальной услуги по согласованию переустройства и (или) перепланировки жилого помещения</text:p>
      <text:p text:style-name="P68"><text:span text:style-name="T69">1. Общие положения</text:span></text:p>
      <text:p text:style-name="P70">1.1.<text:s/>Административный регламент предоставления муниципальной услуги по согласованию переустройства и (или) перепланировки жилого помещения (далее - Административный регламент) разработан в целях повышения качества исполнения и доступности результата предоставления муниципальной услуги, создания комфортных условий для потребителей муниципальной услуги, определяет порядок, сроки и последовательность действий (административных процедур) при оказании муниципальной услуги.</text:p>
      <text:p text:style-name="P71">1.2. Право на получение муниципальной услуги<text:s/>по согласованию переустройства (или) перепланировки жилого помещения (далее - муниципальной услуги) имеет собственник помещения или наниматель помещения, занимающий его на основании договора социального найма (далее - заявитель), а также лица, уполномоченные выступать от их имени.</text:p>
      <text:p text:style-name="P72"><text:span text:style-name="T73">Собственниками жилых помещений могут выступать как физические лица (граждане), юридические ляпа (организации), индивидуальные предприниматели без образования юридического лица, так и публичные образования (Российская Федерация, с</text:span><text:span text:style-name="T74">убъекты Российской Федерации, муниципальные образования). В случае если жилое помещение находится в собственности граждан, с заявлением о переустройстве и (или) перепланировке на имя Главы муниципального образования «Цильнинский район» может обратиться как</text:span><text:span text:style-name="T75"><text:s/>сам собственник, так и уполномоченное им лицо, от имени собственника - юридического лица,</text:span><text:span text:style-name="T76"><text:s/></text:span><text:span text:style-name="T77">такое заявление вправе подавать уполномоченный им представитель. Если переустраиваемое и (или) перепланируемое жилое помещение находится в государственной или муници</text:span><text:span text:style-name="T78">пальной собственности, заявление на имя Главы муниципального образования «Цильнинский район» подаёт наниматель такого помещения, занимающий его на основании договора социального найма.</text:span></text:p>
      <text:p text:style-name="P79"><text:span text:style-name="T80">1.3. Информацию о предоставлении муниципальной услуги заявитель может п</text:span><text:span text:style-name="T81">олучить в средствах массовой информации, в сети Интернет на официальном Интернет-сайте</text:span><text:span text:style-name="T82"><text:s/></text:span><text:span text:style-name="T83">администрации МО “Цильнинский район”</text:span><text:span text:style-name="T84">, в местах нахождения органов предоставляющих муниципальную услугу, на<text:s/></text:span><text:soft-page-break/><text:span text:style-name="T85">информационных стендах. Подробная информация об органах предос</text:span><text:span text:style-name="T86">тавляющих муниципальную услугу в пункте 2.2 настоящего Административного регламента.</text:span></text:p>
      <text:p text:style-name="P87"/>
      <text:p text:style-name="P88"/>
      <text:p text:style-name="P89"><text:span text:style-name="T90">2. Стандарт предоставления муниципальной услуги</text:span></text:p>
      <text:p text:style-name="P91"><text:span text:style-name="T92">2.1. Наименование муниципальной услуги - «Согласование переустройства и (или) перепланировки жилого помещения».</text:span></text:p>
      <text:p text:style-name="P93">2.2.<text:s/>Муниципальную услугу по согласованию переустройства и (или) перепланировки жилого помещения предоставляет администрация МО «Цильнинский район» через отдел архитектуры и градостроительства управления ТЭР,ЖКХ и строительства администрации МО «Цильнинский район» (далее - уполномоченный орган), по месту нахождения помещения. Место нахождения, телефоны, графики приёма и другая информация, необходимая заявителю, содержится в Приложении № 1 к настоящему Административному регламенту.</text:p>
      <text:p text:style-name="P94">Адрес официального Интернет-сайта администрации МО «Цильнинский район», содержащего информацию о предоставлении муниципальной услуги — www.cilna.ru.</text:p>
      <text:p text:style-name="P95">2.3. Результатом предоставления муниципальной услуги по согласованию переустройства и (или) перепланировки жилого помещения является;</text:p>
      <text:p text:style-name="P96">-<text:s/>получение заявителем решения о согласовании переустройства и (или) перепланировки жилого помещения;</text:p>
      <text:p text:style-name="P97">- получение заявителем решения об отказе в согласовании переустройства и (или) перепланировки жилого помещения.</text:p>
      <text:p text:style-name="P98"><text:span text:style-name="T99">2.4. Решение о согласовании или об отказе в<text:s/></text:span><text:span text:style-name="T100">согласовании переустройства и (или) перепланировки жилого помещения должно быть принято по результатам рассмотрения соответствующего заявления представленных документов не позднее, чем через<text:s/></text:span><text:span text:style-name="T101">45 календарных дней</text:span><text:span text:style-name="T102"><text:s/>со дня представления указанных документов.</text:span></text:p>
      <text:p text:style-name="P103"><text:span text:style-name="T104">По</text:span><text:span text:style-name="T105">становление об утверждении решения о согласовании произведённого переустройства и (или) перепланировки жилого помещения является основанием для получения в течение десяти рабочих дней со дня поступления заявления собственника (уполномоченного лица) об окон</text:span><text:span text:style-name="T106">чании работ в уполномоченный орган Акта приёмочной комиссии по установленной форме (Приложение № 4 к настоящему Административному регламенту).</text:span></text:p>
      <text:p text:style-name="P107">2.5. Предоставление муниципальной услуги осуществляется в соответствии с:</text:p>
      <text:p text:style-name="P108">Конституцией Российской Федерации от 12.12.1993 («Российская газета», № 7, 21.01.2009);</text:p>
      <text:p text:style-name="P109"><text:span text:style-name="T110">Жилищным кодексом Российской Федерации от 29.12.2004 № 188-ФЗ («Российская газета», № 1,12.01.2005);</text:span></text:p>
      <text:p text:style-name="P111"><text:span text:style-name="T112">Федеральным законом от 06.10.2003 № 131-ФЗ «Об общих принципах организации местного самоуправления в Росси</text:span><text:span text:style-name="T113">йской Федерации» («Россиис</text:span><text:span text:style-name="T114">кая<text:s/></text:span><text:soft-page-break/><text:span text:style-name="T115">газета», №302 от 08.10.2003);</text:span></text:p>
      <text:p text:style-name="P116">Федеральным законом от 02.05.2006 № 59-ФЗ «О порядке рассмотрения обращений граждан Российской Федерации» («Российская газета», № 95 от 05.05.2006);</text:p>
      <text:p text:style-name="P117">Федеральным законом от 27.07.2006 № 149-ФЗ «Об<text:s/>информации, информационных технологиях и о защите информацию» («Российская газета», № 165 от 29.07.2006);</text:p>
      <text:p text:style-name="P118">Федеральным законом от 27.07.2010 N 210-ФЗ «Об организации предоставления государственных и муниципальных услуг» («Российская газета», № 168 от 30.07.2010);</text:p>
      <text:p text:style-name="P119"><text:span text:style-name="T120">Постановлением Правительства Российской Федерации от<text:s/></text:span><text:span text:style-name="T121">28.04.2005 N266 "Об утверждении формы заявления о переустройстве и (или) перепланировке жилого помещения и формы документа, подтверждающего принятие решения <text:s/>о согласовании переустройства и (или)<text:s/></text:span><text:span text:style-name="T122">перепланировки жилого помещения («Российская газета», № 95 от 06.05.2005);</text:span></text:p>
      <text:p text:style-name="P123">2.6. Перечень документов, необходимых для предоставления муниципальной услуги:</text:p>
      <text:p text:style-name="P124"><text:span text:style-name="T125">1) заявление о переустройстве и (или) перепланировке по форме, утверждённой Постановлением Правительст</text:span><text:span text:style-name="T126">ва Российской Федерации от 28.04.2005 № 266 (Приложение № 2 к настоящему Административному рег</text:span><text:span text:style-name="T127">ламенту);</text:span></text:p>
      <text:p text:style-name="P128">2) правоустанавливающие документы на переустраиваемое и (или) перепланируемое жилое помещение (подлинники или засвидетельствованные в</text:p>
      <text:p text:style-name="P129">нотариальном порядке копии);</text:p>
      <text:p text:style-name="P130">3) подготовленный и оформленный в установленном порядке проект переустройства и (или) перепланировки переустраевомого и (или) перепланируемого жилого помещения;</text:p>
      <text:p text:style-name="P131">4) технический паспорт переустраемого и (или) перепланируемого жилого помещения;</text:p>
      <text:p text:style-name="P132"><text:span text:style-name="T133">5)<text:s/></text:span><text:span text:style-name="T134">согласие в письменной форме всех членов семьи нанимателя (в том числе временно отсутствующих членов семьи нанимателя), занимающих переустраиваемое и (или) перепланируемое жилое помещение на основании договора социального найма (в случае если заявителем явл</text:span><text:span text:style-name="T135">яется уполномоченный наймодателем на представление предусмотренных настоящим пунктом документов наниматель переустраиваемого и (или) перепланируемого жилого помещения по договору социального найма);</text:span></text:p>
      <text:p text:style-name="P136">6) заключение органа по охране памятников архитектуры, истории и культуры о допустимости проведения переустройства и (или) перепланировки жилого помещения, если такое жилое помещение или дом, в котором оно находится, является памятником архитектуры, истории или культуры.</text:p>
      <text:p text:style-name="P137">7) документ, подтверждающий право представителя действовать от имени<text:s/><text:soft-page-break/>и в интересах заявителя в силу закона, полномочия, основанного на доверенности, оформленной в порядке статьи 185 Гражданского кодекса Российской Федерации, либо акта уполномоченного на то государственного органа или органа местного самоуправления.</text:p>
      <text:p text:style-name="P138">Орган представляющий муниципальную услугу, не вправе требовать от заявителя:</text:p>
      <text:p text:style-name="P139">- представления документов и информации, или осуществления действий, предоставление или осуществление которых не предусмотрено нормативно-правовыми актами, регулирующими отношения, возникающие в связи с предоставлением муниципальной услуги;</text:p>
      <text:p text:style-name="P140">- предоставление документов и информации, которые находятся в распоряжении органов, предоставляющих государственные услуги, иных государственных органов, органов местного самоуправления, организаций, в соответствии с нормативными правовыми актами Российской Федерации, нормативными правовыми актами субъектов Российской Федерации, муниципальными правовыми актами.</text:p>
      <text:p text:style-name="P141">2.7. Основания для отказа в приеме документов при предоставлении муниципальной услуги законодательством не предусмотрены.</text:p>
      <text:p text:style-name="P142">2.8. Перечень оснований для отказа в предоставлении муниципальной услуги:</text:p>
      <text:p text:style-name="P143">- непредставление документов, определенных пунктом 2.6 настоящего Административного регламента;</text:p>
      <text:p text:style-name="P144">- представление документов в ненадлежащий орган;</text:p>
      <text:p text:style-name="P145">- несоответствие проекта переустройства и (или) перепланировки помещения требованиям законодательства.</text:p>
      <text:p text:style-name="P146">2.9. Предоставление муниципальной услуги осуществляется бесплатно.</text:p>
      <text:p text:style-name="P147">2.10. Максимальный срок ожидания в очереди при подаче документов на<text:s/>получение муниципальной услуги — 30 минут. Максимальный срок ожидания в очереди при получении результата предоставления муниципальной услуги- 15 минут.</text:p>
      <text:p text:style-name="P148">2.11. Срок регистрации запроса заявителя о предоставлении государственной или муниципальной услуги<text:s/>составляет один рабочий день.</text:p>
      <text:p text:style-name="P149">2.12. Требования к местам предоставления муниципальной услуги:</text:p>
      <text:p text:style-name="P150"><text:span text:style-name="T151">2.12.1. Приём заявителей осуществляется в специально выделенных для<text:s/></text:span><text:span text:style-name="T152">предоставле</text:span><text:span text:style-name="T153">ния муниципальных услуг помещениях.</text:span></text:p>
      <text:p text:style-name="P154"><text:span text:style-name="T155">Помещения должны соответствовать установленным с</text:span><text:span text:style-name="T156">анитарным и про</text:span><text:span text:style-name="T157">тивопожарным</text:span><text:span text:style-name="T158"><text:s/>правилам и нормам. Помещения оборудуются специальными приспособлениями, обеспечивающими инвалидам и другим группам населения с ограниченными возможностями передвижения беспрепятственный доступ в здание.</text:span></text:p>
      <text:p text:style-name="P159"><text:span text:style-name="T160">2.12.2. В помещениях для<text:s/></text:span><text:span text:style-name="T161">ожидания приёма размещаются</text:span><text:span text:style-name="T162"><text:s/></text:span><text:span text:style-name="T163">столы и стулья</text:span><text:span text:style-name="T164"><text:s/></text:span><text:span text:style-name="T165">для оформления документов, информационные стенды, к которым<text:s/></text:span><text:soft-page-break/><text:span text:style-name="T166">обеспечивается</text:span><text:span text:style-name="T167"><text:s/></text:span><text:span text:style-name="T168">возможность свободного доступа и на которых размещается наглядная и текстовая информация, а также образцы заполнения документов.</text:span></text:p>
      <text:p text:style-name="P169">На<text:s/>информационных стендах, а также на официальном сайте в сети Интернет размещается следующая обязательная информация:</text:p>
      <text:p text:style-name="P170">- номера телефонов, факсов, адреса официальных сайтов, электронной почты органов, предоставляющих муниципальную услугу;</text:p>
      <text:p text:style-name="P171">- режим работы органов предоставляющих муниципальную услугу;</text:p>
      <text:p text:style-name="P172">- график приёма заявителей уполномоченными должностными лицами;</text:p>
      <text:p text:style-name="P173">- номера кабинетов и Ф.И.О. Лиц, осуществляющих приём письменных обращений и устное информирование заявителей;</text:p>
      <text:p text:style-name="P174">- настоящий Административный регламент;</text:p>
      <text:p text:style-name="P175">- образцы заполнения документов.</text:p>
      <text:p text:style-name="P176"><text:span text:style-name="T177">2.12.3. Помещения для приёма заявителей должны быть оборудованы таблицами с указанием номера кабинета и должности лица, осуществляющего приём. Место для приёма заявителей должно быть оборудовано стулом,<text:s/></text:span><text:span text:style-name="T178">иметь место для напи</text:span><text:span text:style-name="T179">сания и размещения документов, заявлений.</text:span></text:p>
      <text:p text:style-name="P180">2.13. Показатели доступности и качества муниципальных услуг.</text:p>
      <text:p text:style-name="P181">2.13.1. Показатели качества муниципальных услуг:</text:p>
      <text:p text:style-name="P182"><text:span text:style-name="T183">-<text:s/></text:span><text:span text:style-name="T184">предоставление услуги в сроки, определенные пунктом 2.4 настоящего Административного регламента;</text:span></text:p>
      <text:p text:style-name="P185">-<text:s/>соблюдение сроков ожидания в очереди при предоставлении муниципальной услуги;</text:p>
      <text:p text:style-name="P186"><text:span text:style-name="T187">- отсутствие жалоб со стороны заявителей на решения и действия (без</text:span><text:span text:style-name="T188">действия), принятые и осуществлённые должностными лицами при предоставлении муниципальной услуги.</text:span></text:p>
      <text:p text:style-name="P189">2.13.2. Показатели доступности муниципальных услуг:</text:p>
      <text:p text:style-name="P190"><text:span text:style-name="T191">-<text:s/></text:span><text:span text:style-name="T192">транспортная доступность к местам предоставления муниципальной услуги;</text:span></text:p>
      <text:p text:style-name="P193">- обеспечение беспрепятственного доступа для инвалидов и лиц с ограниченными возможностями здоровья к местам предоставления муниципальной услуги;</text:p>
      <text:p text:style-name="P194">- возможность получения информации о ходе предоставления муниципальной услуги в электронной форме;</text:p>
      <text:p text:style-name="P195">- обеспечение доступа заявителей к информации о предоставлении муниципальной услуги.</text:p>
      <text:p text:style-name="P196">2.14. Иные требования, в том числе учитывающие особенности предоставления муниципальных услуг в электронной форме:</text:p>
      <text:p text:style-name="P197">2.14.1. Информирование заявителей о порядке предоставления муниципальной услуги осуществляется в виде:</text:p>
      <text:p text:style-name="P198">- индивидуального информирования непосредственно в отделе;</text:p>
      <text:p text:style-name="P199">- публичного информирования на информационном<text:s/>стенде в здании уполномоченного органа и на официальном Интернет-сайте администрации МО «Цильнинский район».</text:p>
      <text:p text:style-name="P200">2.14.2. Информирование проводится в форме:</text:p>
      <text:p text:style-name="P201">- устного информирования;</text:p>
      <text:soft-page-break/>
      <text:p text:style-name="P202">- письменного информирования.</text:p>
      <text:p text:style-name="P203">Индивидуальное устное информирование о порядке предоставления муниципальной услуги обеспечивается должностными лицами, осуществляющими предоставление муниципальной услуги (далее-должностные лица), лично либо по по телефону.</text:p>
      <text:p text:style-name="P204">- посредством электронной почты.</text:p>
      <text:p text:style-name="P205">2.14.3. Заявитель (представитель заявителя) может в любое время получить информацию по вопросам предоставления муниципальной услуги (в том числе о ходе ее предоставления) лично, по телефону, в письменной форме, путем направления ему ответа почтой, вручения ответа лично или отправления его по электронной почте.</text:p>
      <text:p text:style-name="P206">Для получения сведений о ходе предоставления муниципальной услуги заявитель указывает (называет) Ф.И.О., дату и порядковый регистрационный номер обращения. Заявителю предоставляются сведения о том, на каком этапе (в процессе выполнения какой административной процедуры) предоставления муниципальной услуги находится представленный им пакет документов.</text:p>
      <text:p text:style-name="P207">При ответе на телефонные звонки должностное лицо должно назвать фамилию, имя, отчество, занимаемую должность и наименование структурного подразделения,<text:s/>предложить гражданину представиться и изложить суть вопроса.</text:p>
      <text:p text:style-name="P208">Должностное лицо при общении с заявителем (по телефону или лично) должно корректно и внимательно относиться к заявителю, не унижая его чести и достоинства. Устное информирование о порядке предоставления муниципальной услуги должно проводиться с использованием официально-делового стиля речи.</text:p>
      <text:p text:style-name="P209">Во время разговора необходимо произносить слова четко, избегать «параллельных разговоров» с окружающими людьми и не прерывать разговор по причине поступления<text:s/>звонка на другой аппарат.</text:p>
      <text:p text:style-name="P210">Должностное лицо, осуществляющее индивидуальное устное информирование о порядке предоставления муниципальной услуги, должно принять все необходимые меры для полного и оперативного ответа на поставленные вопросы. В случае невозможности предоставления полной информации должностное лицо. Осуществляющее индивидуальное устное информирование, должно предложить гражданину обратиться за необходимой информацией в письменном виде либо назначить другое удобное для него время для устного информирования по интересующему его вопросу.</text:p>
      <text:p text:style-name="P211"><text:span text:style-name="T212">2.14.4. Индивидуальное письменное информирование о порядке предоставления муниципальной услуги при письменном обращении гражданина в орган, предоставляющий муниципальную услугу, осуществляется путём направления ответ</text:span><text:span text:style-name="T213">ов почтовым отправлением, а также электронной почтой.</text:span></text:p>
      <text:p text:style-name="P214">2.14.5. Публичное информирование о порядке предоставления муниципальной услуги осуществляется посредством размещения соответствующей информации в средствах массовой информации, на официальном сайте органа, предоставляющего муниципальную услугу, а также на информационных стендах в местах предоставления услуги.</text:p>
      <text:p text:style-name="P215"/>
      <text:p text:style-name="P216">3. Состав, последовательность и сроки выполнения<text:s/><text:soft-page-break/>административных процедур, требования к порядку их выполнения.</text:p>
      <text:p text:style-name="P217">3.1. Предоставление муниципальной<text:s/>услуги включает в себя следующие административные процедуры:</text:p>
      <text:p text:style-name="P218">- приём заявления и документов заявителя;</text:p>
      <text:p text:style-name="P219">-регистрацию заявления и формирование пакета документов;</text:p>
      <text:p text:style-name="P220">- проверку поступивших документов на наличие оснований для отказа в предоставлении муниципальной<text:s/>услуги;</text:p>
      <text:p text:style-name="P221"><text:span text:style-name="T222">- подготовку проекта решения о согласовании переустройства и (или) перепланировки жилого помещения или решения об отказе в согласовании;</text:span></text:p>
      <text:p text:style-name="P223">- выдачу (направление) решения заявителю;</text:p>
      <text:p text:style-name="P224">- контроль за выполнением решения о согласовании переустройства и (или) перепланировки жилого помещения;</text:p>
      <text:p text:style-name="P225">- утверждение акта приёмочной комиссии о завершении работ;</text:p>
      <text:p text:style-name="P226">- направление акта приёмочной комиссии о завершении работ отделом делопроизводства и работы с обращениями граждан администрации МО «Цильнинский район» в организацию (орган) по учету объектов недвижимости.</text:p>
      <text:p text:style-name="P227">3.2. Последовательность и сроки выполнения административных процедур, а также требования к порядку их выполнения:</text:p>
      <text:p text:style-name="P228">3.2.1.Прием заявления и документов заявителя</text:p>
      <text:p text:style-name="P229">Процедура предоставления муниципальной услуги начинается с подачи заявления по установленной <text:s/>форме в соответствии с Приложением №2 к настоящему Административному регламенту заявителем (представителем заявителя) лично либо почтовым отправлением. К заявлению должен быть приложен комплект документов, указанных в пункте 2.6 настоящего Административного регламента.</text:p>
      <text:p text:style-name="P230">3.2.2. Регистрация заявления и формирование пакета документов</text:p>
      <text:p text:style-name="P231">Поступившее заявление и сформированный пакет документов регистрируются в книге входящих документов и электронной базе данных в течении<text:s/>одного рабочего дня с даты их поступления, ответственным специалистом уполномоченного органа. Заявителю при личном обращении выдается расписка в получении документов, с указанием их перечня и даты их получения.</text:p>
      <text:p text:style-name="P232">В случае поступления заявления в день.<text:s/>Предшествующим праздничным или выходным дням, его регистрация может производиться в рабочий день, следующий за праздничными или выходными днями.</text:p>
      <text:p text:style-name="P233">3.2.3. Проверка поступивших документов на наличие оснований для отказа в предоставлении муниципальной услуги</text:p>
      <text:p text:style-name="P234">В<text:s/>течении четырнадцати календарных дней с момента поступления заявления <text:s/>и документов ответственный специалист уполномоченного органа осуществляет проверку представленного заявителем пакета документов по проведению переустройства и (или) перепланировки жилого помещения на наличие оснований для отказа в предоставлении муниципальной услуги, предусмотренных пунктом 1 статьи 27 Жилищного кодекса Российской Федерации.</text:p>
      <text:soft-page-break/>
      <text:p text:style-name="P235">3.2.4. Подготовка проекта решения о согласовании переустройства и (или) перепланировки жилого помещения или решения об отказе в согласовании</text:p>
      <text:p text:style-name="P236">По результатам проверки пакета документов специалисты уполномоченного органа в течении 5 рабочих дней готовят проект решения о согласовании переустройства и (или) перепланировки жилого помещения (Приложение №3 к<text:s/>настоящему Административному регламенту) на бланке мэрии города Ульяновска или решение об отказе в согласовании со ссылкой на нарушения. Предусмотренные пунктом 1 статьи 27 Жилищного кодекса Российской Федерации, за подписью Главы муниципального образования «Цильнинский район».</text:p>
      <text:p text:style-name="P237">Оформленный проект решения о согласовании или об отказе в согласовании переустройства и (или) перепланировки жилого помещения направляется уполномоченным органом Главе администрации муниципального образования «Цильнинский район» для<text:s/>подписания решения о согласовании или решения об отказе в согласовании переустройства и (или) перепланировки жилого помещения. Принятое решение подписывается Главой муниципального образования «Цильнинский район» не позднее, чем через 45 календарных дней со<text:s/>дня представления указанных документов.</text:p>
      <text:p text:style-name="P238">3.2.5. Выдача (направление) решения заявителю</text:p>
      <text:p text:style-name="P239"><text:span text:style-name="T240">В течение трех рабочих дней со дня принятия Главой муниципального образования «Цильнинский район» решения о согласовании переустройства и (или) перепланировки жилого пом</text:span><text:span text:style-name="T241">ещения уполномоченный орган или</text:span><text:span text:style-name="T242"><text:s/></text:span><text:span text:style-name="T243">ОГАУ «МФЦ Ульяновской области»</text:span><text:span text:style-name="T244"><text:s/>выдает</text:span><text:span text:style-name="T245"><text:s/></text:span><text:span text:style-name="T246">под роспись заявителю решение о согласовании переустройства и (или) перепланировки жилого помещения направляет ему данное решение заказным письмом по адресу, указанному в заявлении. Реше</text:span><text:span text:style-name="T247">ние об отказе в согласовании переустройства и (или) перепланировки жилого помещения направляется заявителю заказным письмом по адресу, указанному в заявлении.</text:span></text:p>
      <text:p text:style-name="P248">Копия решения остаётся в уполномоченном органе.</text:p>
      <text:p text:style-name="P249">3.2.6. Контроль над выполнением решения о согласовании переустройства и (пли) перепланировки жилого помещения</text:p>
      <text:p text:style-name="P250">Контроль над выполнением решения о согласовании переустройства и (или) перепланировки жилого помещения, производством работ с учётом проектной и иной технической документации и завершением работ<text:s/>осуществляется уполномоченным органом. При поступлении в уполномоченный орган заявления собственника или нанимателя (уполномоченного лица) об оформлении Акта приёмочной комиссии о завершении работ сотрудник уполномоченного органа в течение трёх рабочих дней производят осмотр переустроенного и (или) перепланированного жилого помещения с составлением акта проведённой проверки. Для оформления результатов работы уполномоченный орган обеспечивает составление и подписание Акта приёмочной комиссии о завершении работ (Приложение № 4 к настоящему Административному регламенту).</text:p>
      <text:p text:style-name="P251">3.2.7. Утверждение акта приёмочной комиссии о завершении работ</text:p>
      <text:p text:style-name="P252">Акт о завершении работ подписывается приёмочной комиссией с участием заявителя. Задачей приёмочной комиссии является проверка<text:s/><text:soft-page-break/>соответствия выполненных по проекту и подписание акта, который удостоверяет факт выполнения переустройства и (или) перепланировки в соответствии с проектом. Сроки подписания Акта членами комиссии определяются в соответствии с документами, регламентирующими деятельность указанных организаций.</text:p>
      <text:p text:style-name="P253">Акт приемочной комиссии утверждается постановлением администрации муниципального образования «Цильнинский район» и выдаётся заявителю в течение десяти рабочих дней со дня поступления заявления об окончании работ.</text:p>
      <text:p text:style-name="P254">3.2.8. Направление акта о завершении работ отделом делопроизводства и работы с обращениями граждан администрации МО «Цильнинский район» в организацию <text:s/>(орган) по учету объектов недвижимости.</text:p>
      <text:p text:style-name="P255">Акт о завершении работ направляется отделом делопроизводства и работы с<text:s/>обращениями граждан мэрии города Ульяновска в организацию (орган) по учету недвижимости (УО ГУП БТИ или УФ ФГУП «Рстехинвентаризация») в течение трех рабочих дней со дня принятия постановления мэрии города об утверждении. Копия направляется в уполномоченный орган.</text:p>
      <text:p text:style-name="P256"/>
      <text:p text:style-name="P257">4. Формы контроля за исполнением административного регламента</text:p>
      <text:p text:style-name="P258">4.1. Контроль за исполнением административного регламента осуществляется в форме текущего контроля путем проведения плановых и внеплановых проверок.</text:p>
      <text:p text:style-name="P259">4.2. Контроль за полнотой и качеством исполнением административного регламента включает в себя проведение проверок, выявление и устранение нарушений прав заявителей в процессе и в результате предоставления муниципальной услуги.</text:p>
      <text:p text:style-name="P260"><text:span text:style-name="T261">4.3. Текущий контроль за соблюдением последовательности действи</text:span><text:span text:style-name="T262">й, определенных административными процедурами по предоставлению муниципальной услуги, осуществляется должностными лицами уполномоченного органа, ответственными за организацию работы по предоставлению муниципальной услуги.</text:span></text:p>
      <text:p text:style-name="P263">4.4. Проведение текущего контроля<text:s/>должно осуществляться не реже двух раз в год. Текущий контроль может быть плановым (осуществляться на основании полугодовых или годовых планов работ) и внеплановым (проводиться по конкретному обращению заявителя или иных заинтересованных лиц).При проверке<text:s/>могут рассматриваться все вопросы, связанные с предоставлением муниципальной услуги (комплексные проверки), или вопросы, связанные с исполнением отдельных административных процедур (тематические проверки).</text:p>
      <text:p text:style-name="P264">4.5. Должностные лица уполномоченного органа, ответственные за предоставление муниципальной услуги, несут персональную ответственность за решения и действия (бездействие), принимаемые (осуществляемые) в ходе предоставления муниципальной услуги в пределах, установленных в соответствии с требованиями законодательства Российской Федерации.</text:p>
      <text:p text:style-name="P265">4.6. Перечень должностных лиц, уполномоченных осуществлять текущий контроль, устанавливается приказом Главы муниципального образования «Цильнинский район».</text:p>
      <text:soft-page-break/>
      <text:p text:style-name="P266">4.7. Граждане, их объединения и организации могут контролировать<text:s/>предоставление муниципальной услуги путем получения информации о ней по телефону, по письменным обращениям, по электронной почте, на официальном Интернет-сайте администрации МО «Цильнинский район».</text:p>
      <text:p text:style-name="P267"><text:span text:style-name="T268"><text:tab/></text:span><text:span text:style-name="T269"><text:tab/></text:span><text:span text:style-name="T270">5.<text:s/></text:span><text:span text:style-name="T271">Досудебный (внесудебный) порядок обжалования решений<text:s/></text:span><text:span text:style-name="T272">и действий (бездействия) органа, предоставляющего муниципальную услугу, а также должностных лиц и муниципальных служащих</text:span></text:p>
      <text:p text:style-name="P273">5.1. Заявитель вправе обжаловать действия (бездействие) по рассмотрению заявления о предоставлении муниципальной услуги и решение, принятое по результатам его рассмотрения, в досудебном (внесудебном) и судебном порядке.</text:p>
      <text:p text:style-name="P274"><text:span text:style-name="T275">5.2. Досудебный (внесудебный) порядок обжалования действия (бездействия) по рассмотрению заявления включает в себя подачу жалобы на действия (бездействия) должностного лиц</text:span><text:span text:style-name="T276">а вышестоящему в порядке подчинённости должностному лицу (далее жалоба).</text:span></text:p>
      <text:p text:style-name="P277"><text:span text:style-name="T278">5.3. В жалобе в обязательном порядке указываются наименование органа местного самоуправления, в который направляется жалоба, либо фамилия, имя, отчество соответствующего должностного<text:s/></text:span><text:span text:style-name="T279">лица, либо должность соответствующего лица, а также фамилия, имя, отчество (последнее - при наличии), почтовый адрес заявителя, по которому должны быть направлены ответ, уведомление о переадресации обращения, излагаются суть жалобы (обстоятельства обжалуем</text:span><text:span text:style-name="T280">ого действия (бездействия), основания, по которым заявитель считает, что нарушены его права, свободы и законные интересы, созданы препятствия к их реализации либо незаконно возложена какая-либо обязанность), ставятся личная подпись и дата. <text:s text:c="5"/>.</text:span></text:p>
      <text:p text:style-name="P281">В подтверждение доводов к жалобе могут прилагаться документы и материалы либо их копии.</text:p>
      <text:p text:style-name="P282">5.4. Срок рассмотрения жалобы не должен превышать 30 календарных дней с момента её регистрации.</text:p>
      <text:p text:style-name="P283"><text:span text:style-name="T284">В случае необходимости заявитель может участвовать в рассмотрении жалобы.</text:span></text:p>
      <text:p text:style-name="P285"><text:span text:style-name="T286">В случа</text:span><text:span text:style-name="T287">е направления запроса государственным, муниципальным органам, и иным должностным лицам для получения необходимых для рассмотрения обращения документов и материалов, должностное лицо, ответственное за рассмотрение жалобы, вправе продлить срок рассмотрения ж</text:span><text:span text:style-name="T288">алобы не более чем на 30 календарных дней. уведомив заявителя о продлении срока ее рассмотрения.</text:span></text:p>
      <text:p text:style-name="P289"><text:span text:style-name="T290">5.5. По результатам рассмотрения жалобы должностное лицо, ответственное за рассмотрение жалобы, принимает решение об удовлетворении требований заявителя либо о</text:span><text:span text:style-name="T291">б отказе в их удовлетворении. Письменный ответ, содержащий результаты рассмотрения жалобы, направляется заявителю.</text:span></text:p>
      <text:p text:style-name="P292"><text:span text:style-name="T293">5.6. При получении жалобы, а которой содержатся нецензурные либо оскорбительные выражения, угрозы жизни, здоровью и имуществу должностного<text:s/></text:span><text:span text:style-name="T294">лица, а также членов его семьи, получатель вправе оставить жалобу без ответа по существу поставленных в ней вопросов и сообщить гражданину, направившему обращение, о недопустимости злоупотребления правом.</text:span></text:p>
      <text:p text:style-name="P295">Если текст жалобы не поддается прочтению, ответ на<text:s/>жалобу не дается и<text:s/><text:soft-page-break/>оно не подлежит направлению на рассмотрение в государственный орган, орган местного самоуправления или должностному лицу в соответствии с их компетенцией, о чем в течении семи дней со дня регистрации жалобы сообщается гражданину, направившему обращение, если его фамилия и почтовый адрес поддаются прочтению.</text:p>
      <text:p text:style-name="P296">Если в жалобе содержится вопрос, на который заявителю неоднократно давались письменные ответы по существу в связи с ранее направляемыми жалобами, и при этом <text:s/>в жалобе не приводятся новые доводы или обстоятельства, должностное лицо, ответственное за рассмотрение жалобы, вправе принять решение о безосновательности очередного обращения и прекращении переписки с заявителем по данному вопросу. О данном решении заявитель, направивший жалобу,<text:s/>уведомляется в письменном виде.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>Приложение № 1</text:p>
      <text:p text:style-name="P321">к Административному регламенту</text:p>
      <text:p text:style-name="P322"/>
      <text:p text:style-name="P323"/>
      <text:p text:style-name="P324">1. Администрация муниципального образования «Цильнинский район»</text:p>
      <text:p text:style-name="P325">Место нахождения и почтовый адрес: 433610,Ульяновская область, Цильнинский район,<text:s/>с.Большое Нагаткино, ул.Садовая, д.4</text:p>
      <text:p text:style-name="P326">Режим работы отдела архитектуры и градостроительства управления ТЭР, ЖКХ и строительства администрации МО «Цильнинский район» по приему<text:s/><text:soft-page-break/>документов на согласование переустройства и (или) переплланировки жилого помещения:</text:p>
      <text:p text:style-name="P327">понедельник-пятница — с 8.00 час. до 17.00 час.;</text:p>
      <text:p text:style-name="P328">перерыв на обед — с 12.00 час. до 13.00 час.;</text:p>
      <text:p text:style-name="P329">суббота, воскресенье, праздничные дни — выходные дни;</text:p>
      <text:p text:style-name="P330">Телефон начальника отдела: 2-13-76;</text:p>
      <text:p text:style-name="P331">Телефон специалистов отдела: 2-13-76;</text:p>
      <text:p text:style-name="P332"><text:span text:style-name="T333">Адрес электронной почты:<text:s/></text:span><text:a xlink:href="mailto:cilnadm@mail.ru" office:target-frame-name="_top" xlink:show="replace"><text:span text:style-name="T334">cilnadm@mail.ru</text:span></text:a></text:p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>Приложение № 2</text:p>
      <text:p text:style-name="P363">к административному регламенту</text:p>
      <text:p text:style-name="P364"/>
      <text:p text:style-name="P365"/>
      <text:p text:style-name="P366">Форма заявления</text:p>
      <text:p text:style-name="P367">о согласовании переустройства и (или) перепланировки жилого помещения</text:p>
      <text:p text:style-name="P368"><text:span text:style-name="T369"><text:s text:c="19"/>В___________________</text:span><text:span text:style-name="T370">_______</text:span></text:p>
      <text:p text:style-name="P371">(наименование органа местного</text:p>
      <text:p text:style-name="P372">самоуправления</text:p>
      <text:soft-page-break/>
      <text:p text:style-name="P373"><text:s text:c="18"/>муниципального образования)</text:p>
      <text:p text:style-name="P374">Заявление</text:p>
      <text:p text:style-name="P375">о переустройстве и (или) перепланировке жилого помещения</text:p>
      <text:p text:style-name="P376"><text:span text:style-name="T377">от ___________________________________________</text:span><text:span text:style-name="T378">_____________________</text:span></text:p>
      <text:p text:style-name="P379">(указывается наниматель, либо<text:s/>арендатор, либо собственник жилого</text:p>
      <text:p text:style-name="P380">___________________________________________________________________</text:p>
      <text:p text:style-name="P381">помещения, либо собственники жилого помещения, находящегося в общей <text:s text:c="12"/>___________________________________________________________________</text:p>
      <text:p text:style-name="P382">собственности двух и более лиц, в случае если ни один из собственников</text:p>
      <text:p text:style-name="P383">____________________________________________________________________</text:p>
      <text:p text:style-name="P384">либо иных лиц не уполномочен в установленном порядке представлять их</text:p>
      <text:p text:style-name="P385"><text:span text:style-name="T386">_______________________________________________</text:span><text:span text:style-name="T387">_____________________интересы)</text:span></text:p>
      <text:p text:style-name="P388">1</text:p>
      <text:p text:style-name="P389"><text:span text:style-name="T390">Примечание.</text:span><text:span text:style-name="T391"><text:s/>Для физических лип указываются: фамилия, имя, отчество, реквизиты документа, удостоверяющего личность (серия, номер, кем и когда выдан), место жительства, номер телефона; для представителя физического лица указы</text:span><text:span text:style-name="T392">ваются: фамилия, имя, отчество представителя, реквизиты доверенности, которая прилагается к заявлению.</text:span></text:p>
      <text:p text:style-name="P393">Для юридических лиц указываются: наименование, организационно-правовая форма, адрес места нахождения, номер телефона, фамилия, имя, отчество лица, уполномоченного представлять интересы юридического лица, с указанием реквизитов документа, удостоверяющего эти правомочия и прилагаемого к заявлению.</text:p>
      <text:p text:style-name="P394">Место нахождения жилого помещения:__________________________________ <text:s text:c="8"/></text:p>
      <text:p text:style-name="P395"><text:span text:style-name="T396">(указывается полный адрес: субъект</text:span><text:span text:style-name="T397"><text:s/>Российской Федерации, муниципальное <text:s/>____________________________________________________________________образование, поселение, улица, дом, корпус, строение, квартира (комната),____________________________________________________________ <text:s/></text:span></text:p>
      <text:p text:style-name="P398"><text:s text:c="29"/>подъезд, этаж)</text:p>
      <text:p text:style-name="P399">Собственник (и) жилого помещения:____________________________________</text:p>
      <text:p text:style-name="P400">________________________________________________________________________________________________________________________________________</text:p>
      <text:p text:style-name="P401"/>
      <text:p text:style-name="P402"><text:span text:style-name="T403">Прош</text:span><text:span text:style-name="T404">у разрешить ____________________________________________________</text:span></text:p>
      <text:p text:style-name="Standard"><text:span text:style-name="T405"><text:s text:c="31"/>(переустройство, перепланировку, переустройство и</text:span></text:p>
      <text:p text:style-name="P406">___________________________________________________ жилого помещения,</text:p>
      <text:p text:style-name="P407">перепланировку — нужное указать)</text:p>
      <text:p text:style-name="P408"><text:span text:style-name="T409">занимае</text:span><text:span text:style-name="T410">мого на основании</text:span><text:span text:style-name="T411">_ <text:s text:c="2"/>_ <text:s text:c="2"/>_</text:span><text:span text:style-name="T412">______________________________________</text:span></text:p>
      <text:p text:style-name="P413"><text:span text:style-name="T414">(права собственности, договора найма, договора аренды — нужное</text:span></text:p>
      <text:soft-page-break/>
      <text:p text:style-name="P415">указать)</text:p>
      <text:p text:style-name="P416">____________________________________________________________________согласно прилагаемому проекту (проектной документации) переустройства и</text:p>
      <text:p text:style-name="P417"><text:span text:style-name="T418">(или) перепланировки жилого помещения.</text:span></text:p>
      <text:p text:style-name="P419">Срок производства ремонтно-строительных работ с « <text:s text:c="3"/>» _______ 20___ г.</text:p>
      <text:p text:style-name="P420"><text:span text:style-name="T421">по « <text:s text:c="2"/>»________ 20 <text:s text:c="2"/>г.</text:span></text:p>
      <text:p text:style-name="P422">Режим производства ремонтно-строительных работ с_______по______часов в ________________ дни.</text:p>
      <text:p text:style-name="P423">Обязуюсь:</text:p>
      <text:p text:style-name="P424"><text:span text:style-name="T425">осуществить ремонтно-строительные работы в соответствии с проектом (проектной документацией);</text:span></text:p>
      <text:p text:style-name="P426"><text:span text:style-name="T427">обеспечить свободный доступ к месту проведения ремонтно-строительных работ должностных лиц органа местного самоуправления муниципального образования либо упол</text:span><text:span text:style-name="T428">номоченного им органа для проверки хода работ;</text:span></text:p>
      <text:p text:style-name="P429">осуществить работы в установленные сроки и с соблюдением согласованного режима проведения работ.</text:p>
      <text:p text:style-name="P430">Согласие на переустройство и (или) перепланировку получено от совместно проживающих совершеннолетних членов семьи нанимателя жилого помещения по договору социального найма от</text:p>
      <text:p text:style-name="P431">«__» _______ 20____ г. № _______;</text:p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№</text:p>
            <text:p text:style-name="P441">п/п</text:p>
          </table:table-cell>
          <table:table-cell table:style-name="TableCell442">
            <text:p text:style-name="P443">Фамилия, имя , отчество</text:p>
          </table:table-cell>
          <table:table-cell table:style-name="TableCell444">
            <text:p text:style-name="P445">Документ, удостоверяющий личность (серия, номер, кем и когда выдан)</text:p>
          </table:table-cell>
          <table:table-cell table:style-name="TableCell446">
            <text:p text:style-name="P447">Подпись</text:p>
          </table:table-cell>
          <table:table-cell table:style-name="TableCell448">
            <text:p text:style-name="P449">Отметка о нотариальном заверении подписей лиц</text:p>
          </table:table-cell>
        </table:table-row>
      </table:table>
      <text:p text:style-name="P450"><text:span text:style-name="T451">К<text:s/></text:span><text:span text:style-name="T452">заявлению прилагаются следующие документы:</text:span></text:p>
      <text:p text:style-name="P453"><text:span text:style-name="T454">1)_________________________________________</text:span><text:span text:style-name="T455">______________________</text:span></text:p>
      <text:p text:style-name="P456">(указывается вид и реквизиты правоустанавливающего документа на пере-</text:p>
      <text:p text:style-name="P457">устраиваемое</text:p>
      <text:p text:style-name="P458">____________________________________________________________________и (или) перепланируемое жилое помещение (с отметкой; подлинник или нотариально заверенная копия)_____________________ на_____листах;</text:p>
      <text:p text:style-name="P459"><text:span text:style-name="T460">2) проект (проектная документация) переустройства и (ил</text:span><text:span text:style-name="T461">и) перепланировки жилого помещения на ________________ листах;</text:span></text:p>
      <text:p text:style-name="P462"><text:span text:style-name="T463">3) технический паспорт переустраиваемого и (или) перепланируемого жилого помещения на _______</text:span><text:span text:style-name="T464">____</text:span><text:span text:style-name="T465">листах;</text:span></text:p>
      <text:p text:style-name="P466">4) заключение органа по охране памятников архитектуры, истории и культуры о допустимости<text:s/>проведения переустройства и (или) перепланировки жилого помещения (представляется в случаях, если такое жилое помещение или дом, в котором оно находится, является памятником архитектуры, истории или культуры) на__________ листах;</text:p>
      <text:p text:style-name="P467">5) документы, подтверждающие согласие временно отсутствующих членов семьи нанимателя на переустройство и (или) перепланировку жилого помещения, на _______________ листах (при необходимости);</text:p>
      <text:p text:style-name="P468"><text:span text:style-name="T469">6) иные документы:___________________________________________________</text:span></text:p>
      <text:p text:style-name="P470"><text:span text:style-name="T471">(доверенности, выпис</text:span><text:span text:style-name="T472">ки из уставов и др.)</text:span></text:p>
      <text:soft-page-break/>
      <text:p text:style-name="P473">Подписи лиц. подавших заявление:</text:p>
      <text:p text:style-name="P474">«_»_______ 20__г. <text:s text:c="5"/>______________ <text:s text:c="19"/>_______________</text:p>
      <text:p text:style-name="P475">(дата) <text:s text:c="12"/>(подпись заявителя) <text:s text:c="14"/>(расшифровка подписи</text:p>
      <text:p text:style-name="P476"><text:s text:c="55"/><text:s text:c="29"/>заявителя)</text:p>
      <text:p text:style-name="P477">____________________________________________________________________ (следующие позиции заполняются должностным лицом, принявшим заявление)</text:p>
      <text:p text:style-name="P478">Документы представлены на приеме <text:s text:c="9"/>«___»________20____г.</text:p>
      <text:p text:style-name="P479"><text:span text:style-name="T480">Входящий ном</text:span><text:span text:style-name="T481">ер регистрации заявления <text:s text:c="5"/>______________________</text:span></text:p>
      <text:p text:style-name="P482">Выдана расписка в получении документов <text:s text:c="5"/>«__»_________20____г.</text:p>
      <text:p text:style-name="P483"><text:s text:c="80"/>№_______________</text:p>
      <text:p text:style-name="P484">Расписку получки<text:s/><text:s text:c="26"/>«____»________20___г.</text:p>
      <text:p text:style-name="P485"><text:s text:c="62"/>(подпись заявителя)</text:p>
      <text:p text:style-name="P486">_________________________________________________________ <text:s text:c="5"/>(должность,</text:p>
      <text:p text:style-name="P487"><text:span text:style-name="T488">_________________________________________________<text:s/></text:span><text:span text:style-name="T489"><text:s text:c="6"/>_____________ <text:s/>Ф. И- О. должностного лица, принявшего заявление) <text:s text:c="16"/>(подпись)</text:span></text:p>
      <text:p text:style-name="P490"/>
      <text:p text:style-name="P491"/>
      <text:p text:style-name="P492"/>
      <text:p text:style-name="P493">Приложение № 3</text:p>
      <text:p text:style-name="P494">к Административному регламенту</text:p>
      <text:p text:style-name="P495"/>
      <text:p text:style-name="P496"><text:span text:style-name="T497">Форма документа, подтверждающего принятие решения<text:s/></text:span><text:span text:style-name="T498">о согласовании переустройства и (или) перепланировки жилого</text:span><text:span text:style-name="T499"><text:s/>помещения</text:span></text:p>
      <text:p text:style-name="P500"><text:span text:style-name="T501">(Бланк органа, осуществляющего согласование)</text:span></text:p>
      <text:p text:style-name="P502"><text:span text:style-name="T503">Решение</text:span></text:p>
      <text:p text:style-name="P504"><text:span text:style-name="T505">о согласовании переустройства</text:span></text:p>
      <text:p text:style-name="P506"><text:span text:style-name="T507">я (или) перепланировки жилого помещения</text:span></text:p>
      <text:p text:style-name="P508"><text:span text:style-name="T509">В связи с обращением ________________________________________________</text:span></text:p>
      <text:p text:style-name="P510"><text:s text:c="40"/>(Ф. И. О.<text:s/>физического лица, наименование <text:s text:c="5"/></text:p>
      <text:p text:style-name="P511"><text:span text:style-name="T512"><text:s text:c="49"/>юридического лица — заявителя)</text:span></text:p>
      <text:p text:style-name="P513"><text:span text:style-name="T514">о намерении провести<text:s/></text:span><text:span text:style-name="T515">переустройство и (или) перепланировку</text:span><text:span text:style-name="T516"><text:s/>жилых помещений по адресу: _______________________________</text:span><text:span text:style-name="T517">_</text:span><text:span text:style-name="T518">________________</text:span></text:p>
      <text:p text:style-name="P519"/>
      <text:soft-page-break/>
      <text:p text:style-name="P520"><text:span text:style-name="T521">___</text:span><text:span text:style-name="T522">_____________,<text:s/></text:span><text:span text:style-name="T523">занимаемых (принадлежащих}</text:span></text:p>
      <text:p text:style-name="P524">(ненужное зачеркнуть)</text:p>
      <text:p text:style-name="P525"><text:span text:style-name="T526">на основании: __________________________</text:span><text:span text:style-name="T527">_______ _ _ _ _ <text:s text:c="31"/></text:span></text:p>
      <text:p text:style-name="P528"><text:s text:c="22"/>(вид и реквизиты правоустанавливающего документа на</text:p>
      <text:p text:style-name="P529"><text:span text:style-name="T530">______________________________</text:span><text:span text:style-name="T531">____</text:span><text:span text:style-name="T532">_ _ _</text:span><text:span text:style-name="T533">______________________________</text:span></text:p>
      <text:p text:style-name="P534"><text:span text:style-name="T535">переустраиваемое и (или) перепланируемое жилое помещение)</text:span></text:p>
      <text:p text:style-name="P536"><text:span text:style-name="T537">по результатам рассмотрения представленных документов принято решение:</text:span></text:p>
      <text:p text:style-name="P538"><text:span text:style-name="T539">1. Дать согласие на _________________</text:span><text:span text:style-name="T540">_________________________________</text:span></text:p>
      <text:p text:style-name="P541"><text:s text:c="16"/><text:s text:c="17"/>(переустройство, перепланировку, переустройство и <text:s/></text:p>
      <text:p text:style-name="P542"><text:s text:c="47"/>перепланировку — нужное указать)</text:p>
      <text:p text:style-name="P543"><text:span text:style-name="T544">жилых помещений в соответствии с представленным проектом (проектной документацией).</text:span></text:p>
      <text:p text:style-name="P545">2. Установить:</text:p>
      <text:p text:style-name="P546">срок<text:s/>производства ремонтно-строительных работ с «___»_________ 20__г.</text:p>
      <text:p text:style-name="P547">по «___»_______ 20__ г.;</text:p>
      <text:p text:style-name="P548">режим производства ремонтно-строительных работ с ________по_______</text:p>
      <text:p text:style-name="P549">часов в ___________дни.</text:p>
      <text:p text:style-name="P550">Обязать заявителя осуществить переустройство и (или) перепланировку жилого<text:s/>помещения в соответствии с проектом (проектной документацией) и с соблюдением требований______________________________________________</text:p>
      <text:p text:style-name="P551"><text:s text:c="26"/>(указываются реквизиты нормативного правового акта субъекта)</text:p>
      <text:p text:style-name="P552">____________________________________________________________________</text:p>
      <text:p text:style-name="P553">Российской Федерации или акта органа местного самоуправления, регламентирующего порядок</text:p>
      <text:p text:style-name="P554">____________________________________________________________________проведение ремонтно-строительных работ по переустройству и (или)<text:s/>перепланировке жилых помещений)</text:p>
      <text:p text:style-name="P555">4. Установить, что приемочная комиссия осуществляет приемку выполненных ремонтно-строительных работ и подписание акта о завершении переустройства и (или) перепланировки жилого помещения в установленном порядке.</text:p>
      <text:p text:style-name="P556">5. Приемочной<text:s/>комиссии после подписания акта о завершении переустройства и (или) перепланировки жилого помещения направить подписанный акт в орган местного самоуправления.</text:p>
      <text:p text:style-name="P557">6. Контроль за исполнением настоящего решения возложить на</text:p>
      <text:p text:style-name="P558">________________________________________________________________________________________________________________________________________ (наименование структурного подразделения и (или) Ф. И. О. должностного лица органа, осуществляющего согласование)</text:p>
      <text:p text:style-name="P559">____________________________________________________________________ (подпись должностного лица органа, осуществляющего согласование)</text:p>
      <text:p text:style-name="P560"><text:s text:c="103"/></text:p>
      <text:p text:style-name="P561"><text:s text:c="61"/><text:s text:c="52"/>М.П.</text:p>
      <text:p text:style-name="P562"/>
      <text:p text:style-name="P563">Получил: «__» ________ 20 <text:s text:c="2"/>г. __________________________</text:p>
      <text:p text:style-name="P564"><text:s text:c="55"/>(подпись заявителя случае по</text:p>
      <text:p text:style-name="P565"><text:s text:c="56"/><text:s/>или уполномоченного лица</text:p>
      <text:p text:style-name="P566"><text:s text:c="58"/>заявителей)</text:p>
      <text:p text:style-name="P567"><text:span text:style-name="T568">Решение направлено в адрес заявителя (ей) «__» _________ 20 <text:s text:c="2"/>г.</text:span></text:p>
      <text:p text:style-name="P569">(заполняется в случае направления решения</text:p>
      <text:p text:style-name="P570"><text:s text:c="2"/>по почте)</text:p>
      <text:p text:style-name="P571">_____________________________</text:p>
      <text:p text:style-name="P572"><text:s text:c="51"/>(подпись должностного лица,</text:p>
      <text:p text:style-name="P573"><text:s text:c="53"/>направившего решение в адрес заявителя (ей)</text:p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>Приложение № 4</text:p>
      <text:p text:style-name="P588">к Административному регламенту</text:p>
      <text:p text:style-name="P589"/>
      <text:p text:style-name="P590"/>
      <text:p text:style-name="P591">Акт</text:p>
      <text:p text:style-name="P592">о завершении<text:s/>работ по переустройству и (или)</text:p>
      <text:p text:style-name="P593">перепланировке жилого помещения.</text:p>
      <text:p text:style-name="P594"/>
      <text:p text:style-name="P595">«___»______________ 20__г.</text:p>
      <text:p text:style-name="P596">Приемочная комиссия в составе:</text:p>
      <text:p text:style-name="P597"/>
      <text:p text:style-name="P598">Председателя комиссии</text:p>
      <text:p text:style-name="P599">(Заместитель главы администрации района)</text:p>
      <text:p text:style-name="P600">____________________________________________________________________</text:p>
      <text:p text:style-name="P601"/>
      <text:p text:style-name="P602">Членов комиссии-представителей:</text:p>
      <text:p text:style-name="P603">Администрации района</text:p>
      <text:soft-page-break/>
      <text:p text:style-name="P604">____________________________________________________________________</text:p>
      <text:p text:style-name="P605"/>
      <text:p text:style-name="P606">ФГУЗ центра гигиены и эпидемиологии</text:p>
      <text:p text:style-name="P607">____________________________________________________________________</text:p>
      <text:p text:style-name="P608"/>
      <text:p text:style-name="P609">Органа государственного пожарного надзора</text:p>
      <text:p text:style-name="P610">____________________________________________________________________</text:p>
      <text:p text:style-name="P611"/>
      <text:p text:style-name="P612">Проектной организации</text:p>
      <text:p text:style-name="P613">____________________________________________________________________</text:p>
      <text:p text:style-name="P614"/>
      <text:p text:style-name="P615">Собственника (уполномоченного им лица)</text:p>
      <text:p text:style-name="P616">____________________________________________________________________</text:p>
      <text:p text:style-name="P617"/>
      <text:p text:style-name="P618">Приемочная комиссия проверила предъявленные к приемке выполненные работы</text:p>
      <text:p text:style-name="P619">____________________________________________________________________</text:p>
      <text:p text:style-name="P620"><text:s text:c="17"/>(виды выполненных работ)</text:p>
      <text:p text:style-name="P621">____________________________________________________________________</text:p>
      <text:p text:style-name="P622"><text:s/>произведенные по адресу:</text:p>
      <text:p text:style-name="P623">____________________________________________________________________</text:p>
      <text:p text:style-name="P624"/>
      <text:p text:style-name="P625">на основании решения Главы МО «Цильнинский район»</text:p>
      <text:p text:style-name="P626">«____»___________ 20___г. №____</text:p>
      <text:p text:style-name="P627">и утвержденного проекта на переустройство и (или) перепланировку,разработанного</text:p>
      <text:p text:style-name="P628">____________________________________________________________________ <text:s text:c="5"/></text:p>
      <text:p text:style-name="P629"><text:s text:c="24"/>(наименование организации разработчика)</text:p>
      <text:p text:style-name="P630">Работы произведены</text:p>
      <text:p text:style-name="P631">____________________________________________________________________ <text:s/></text:p>
      <text:p text:style-name="P632"><text:s text:c="35"/>(наименование организации)</text:p>
      <text:p text:style-name="P633">Комиссия приняла следующее решение:</text:p>
      <text:p text:style-name="P634">____________________________________________________________________ (вид выполненных работ, произведенных по адресу, считать принятыми (не принятыми)</text:p>
      <text:p text:style-name="P635">____________________________________________________________________</text:p>
      <text:p text:style-name="P636"/>
      <text:p text:style-name="P637">Председатель комиссии: <text:s text:c="14"/>__________/______________/</text:p>
      <text:p text:style-name="P638"><text:s text:c="42"/>подпись <text:s text:c="4"/>Ф.И.О.</text:p>
      <text:p text:style-name="P639">Члены комиссии: <text:s text:c="8"/><text:s text:c="18"/>__________/______________/</text:p>
      <text:p text:style-name="P640"><text:s text:c="42"/>подпись <text:s text:c="2"/>Ф.И.О.</text:p>
      <text:p text:style-name="P641"><text:s text:c="42"/>подпись__________/______________/</text:p>
      <text:p text:style-name="P642"><text:span text:style-name="T643"><text:s text:c="59"/>Ф.И.О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Times New Roman CYR" svg:font-family="Times New Roman CYR" style:font-family-generic="roman" svg:panose-1="2 2 6 3 5 4 5 2 3 4"/>
    <style:font-face style:name="Arial CYR" svg:font-family="Arial CYR" style:font-family-generic="swiss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fo:font-size="14pt" style:font-size-asian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4451in" fo:margin-left="0.0826in" fo:background-color="#FFFFFF">
        <style:tab-stops/>
      </style:paragraph-properties>
      <style:text-properties fo:letter-spacing="-0.002in"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center"/>
      <style:text-properties fo:font-size="15pt" style:font-size-asian="15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423in" fo:margin-left="0.7875in" fo:margin-bottom="0.7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коморохова Ольга Львовна</dc:creator>
    <meta:creation-date>2018-07-13T05:24:00Z</meta:creation-date>
    <dc:date>2019-05-17T10:52:00Z</dc:date>
    <meta:print-date>2012-07-03T11:53:00Z</meta:print-date>
    <meta:template xlink:href="Normal" xlink:type="simple"/>
    <meta:editing-cycles>26</meta:editing-cycles>
    <meta:editing-duration>PT50040S</meta:editing-duration>
    <meta:user-defined meta:name="Поле 1"/>
    <meta:user-defined meta:name="Поле 2"/>
    <meta:user-defined meta:name="Поле 3"/>
    <meta:user-defined meta:name="Поле 4"/>
    <meta:document-statistic meta:page-count="19" meta:paragraph-count="81" meta:word-count="6098" meta:character-count="40780" meta:row-count="289" meta:non-whitespace-character-count="34763"/>
  </office:meta>
</office:document-meta>
</file>